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0.161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10.372cm"/>
    </style:style>
    <style:style style:name="co1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4.471cm"/>
    </style:style>
    <style:style style:name="co37" style:family="table-column">
      <style:table-column-properties fo:break-before="auto" style:column-width="1.693cm"/>
    </style:style>
    <style:style style:name="co38" style:family="table-column">
      <style:table-column-properties fo:break-before="auto" style:column-width="6.694cm"/>
    </style:style>
    <style:style style:name="co39" style:family="table-column">
      <style:table-column-properties fo:break-before="auto" style:column-width="8.096cm"/>
    </style:style>
    <style:style style:name="co40" style:family="table-column">
      <style:table-column-properties fo:break-before="auto" style:column-width="10.451cm"/>
    </style:style>
    <style:style style:name="co11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89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2.91cm"/>
    </style:style>
    <style:style style:name="co21" style:family="table-column">
      <style:table-column-properties fo:break-before="auto" style:column-width="3.545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2.725cm"/>
    </style:style>
    <style:style style:name="co24" style:family="table-column">
      <style:table-column-properties fo:break-before="auto" style:column-width="1.508cm"/>
    </style:style>
    <style:style style:name="co25" style:family="table-column">
      <style:table-column-properties fo:break-before="auto" style:column-width="5.847cm"/>
    </style:style>
    <style:style style:name="co26" style:family="table-column">
      <style:table-column-properties fo:break-before="auto" style:column-width="2.275cm"/>
    </style:style>
    <style:style style:name="co27" style:family="table-column">
      <style:table-column-properties fo:break-before="auto" style:column-width="1.773cm"/>
    </style:style>
    <style:style style:name="co28" style:family="table-column">
      <style:table-column-properties fo:break-before="auto" style:column-width="2.064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2.143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3.81cm"/>
    </style:style>
    <style:style style:name="co34" style:family="table-column">
      <style:table-column-properties fo:break-before="auto" style:column-width="3.069cm"/>
    </style:style>
    <style:style style:name="co41" style:family="table-column">
      <style:table-column-properties fo:break-before="auto" style:column-width="2.566cm"/>
    </style:style>
    <style:style style:name="co42" style:family="table-column">
      <style:table-column-properties fo:break-before="auto" style:column-width="2.117cm"/>
    </style:style>
    <style:style style:name="co43" style:family="table-column">
      <style:table-column-properties fo:break-before="auto" style:column-width="1.826cm"/>
    </style:style>
    <style:style style:name="co44" style:family="table-column">
      <style:table-column-properties fo:break-before="auto" style:column-width="1.455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1.561cm"/>
    </style:style>
    <style:style style:name="co47" style:family="table-column">
      <style:table-column-properties fo:break-before="auto" style:column-width="1.64cm"/>
    </style:style>
    <style:style style:name="co48" style:family="table-column">
      <style:table-column-properties fo:break-before="auto" style:column-width="1.667cm"/>
    </style:style>
    <style:style style:name="co49" style:family="table-column">
      <style:table-column-properties fo:break-before="auto" style:column-width="2.858cm"/>
    </style:style>
    <style:style style:name="ro1" style:family="table-row">
      <style:table-row-properties style:row-height="0.979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1.138cm" fo:break-before="auto" style:use-optimal-row-height="true"/>
    </style:style>
    <style:style style:name="ro28" style:family="table-row">
      <style:table-row-properties style:row-height="2.461cm" fo:break-before="auto" style:use-optimal-row-height="false"/>
    </style:style>
    <style:style style:name="ro29" style:family="table-row">
      <style:table-row-properties style:row-height="1.164cm" fo:break-before="auto" style:use-optimal-row-height="true"/>
    </style:style>
    <style:style style:name="ro30" style:family="table-row">
      <style:table-row-properties style:row-height="2.566cm" fo:break-before="auto" style:use-optimal-row-height="false"/>
    </style:style>
    <style:style style:name="ro27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667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2.831cm" fo:break-before="auto" style:use-optimal-row-height="false"/>
    </style:style>
    <style:style style:name="ro13" style:family="table-row">
      <style:table-row-properties style:row-height="1.138cm" fo:break-before="auto" style:use-optimal-row-height="false"/>
    </style:style>
    <style:style style:name="ro14" style:family="table-row">
      <style:table-row-properties style:row-height="0.926cm" fo:break-before="auto" style:use-optimal-row-height="false"/>
    </style:style>
    <style:style style:name="ro15" style:family="table-row">
      <style:table-row-properties style:row-height="1.032cm" fo:break-before="auto" style:use-optimal-row-height="false"/>
    </style:style>
    <style:style style:name="ro16" style:family="table-row">
      <style:table-row-properties style:row-height="1.164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1.191cm" fo:break-before="auto" style:use-optimal-row-height="false"/>
    </style:style>
    <style:style style:name="ro19" style:family="table-row">
      <style:table-row-properties style:row-height="2.54cm" fo:break-before="auto" style:use-optimal-row-height="false"/>
    </style:style>
    <style:style style:name="ro20" style:family="table-row">
      <style:table-row-properties style:row-height="0.979cm" fo:break-before="auto" style:use-optimal-row-height="false"/>
    </style:style>
    <style:style style:name="ro21" style:family="table-row">
      <style:table-row-properties style:row-height="1.111cm" fo:break-before="auto" style:use-optimal-row-height="false"/>
    </style:style>
    <style:style style:name="ro22" style:family="table-row">
      <style:table-row-properties style:row-height="0.953cm" fo:break-before="auto" style:use-optimal-row-height="false"/>
    </style:style>
    <style:style style:name="ro23" style:family="table-row">
      <style:table-row-properties style:row-height="1.349cm" fo:break-before="auto" style:use-optimal-row-height="fals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3.757cm" fo:break-before="auto" style:use-optimal-row-height="false"/>
    </style:style>
    <style:style style:name="ro26" style:family="table-row">
      <style:table-row-properties style:row-height="3.069cm" fo:break-before="auto" style:use-optimal-row-height="false"/>
    </style:style>
    <style:style style:name="ro31" style:family="table-row">
      <style:table-row-properties style:row-height="0.767cm" fo:break-before="auto" style:use-optimal-row-height="false"/>
    </style:style>
    <style:style style:name="ro32" style:family="table-row">
      <style:table-row-properties style:row-height="0.605cm" fo:break-before="auto" style:use-optimal-row-height="true"/>
    </style:style>
    <style:style style:name="ro33" style:family="table-row">
      <style:table-row-properties style:row-height="0.631cm" fo:break-before="auto" style:use-optimal-row-height="true"/>
    </style:style>
    <style:style style:name="ro34" style:family="table-row">
      <style:table-row-properties style:row-height="1.085cm" fo:break-before="auto" style:use-optimal-row-height="false"/>
    </style:style>
    <style:style style:name="ro35" style:family="table-row">
      <style:table-row-properties style:row-height="1.27cm" fo:break-before="auto" style:use-optimal-row-height="false"/>
    </style:style>
    <style:style style:name="ro36" style:family="table-row">
      <style:table-row-properties style:row-height="1.053cm" fo:break-before="auto" style:use-optimal-row-height="true"/>
    </style:style>
    <style:style style:name="ro37" style:family="table-row">
      <style:table-row-properties style:row-height="1.693cm" fo:break-before="auto" style:use-optimal-row-height="false"/>
    </style:style>
    <style:style style:name="ro38" style:family="table-row">
      <style:table-row-properties style:row-height="1.058cm" fo:break-before="auto" style:use-optimal-row-height="false"/>
    </style:style>
    <style:style style:name="ro39" style:family="table-row">
      <style:table-row-properties style:row-height="2.328cm" fo:break-before="auto" style:use-optimal-row-height="false"/>
    </style:style>
    <style:style style:name="ro40" style:family="table-row">
      <style:table-row-properties style:row-height="1.746cm" fo:break-before="auto" style:use-optimal-row-height="false"/>
    </style:style>
    <style:style style:name="ro41" style:family="table-row">
      <style:table-row-properties style:row-height="0.609cm" fo:break-before="auto" style:use-optimal-row-height="false"/>
    </style:style>
    <style:style style:name="ro42" style:family="table-row">
      <style:table-row-properties style:row-height="1.005cm" fo:break-before="auto" style:use-optimal-row-height="false"/>
    </style:style>
    <style:style style:name="ro43" style:family="table-row">
      <style:table-row-properties style:row-height="0.503cm" fo:break-before="auto" style:use-optimal-row-height="true"/>
    </style:style>
    <style:style style:name="ro44" style:family="table-row">
      <style:table-row-properties style:row-height="2.514cm" fo:break-before="auto" style:use-optimal-row-height="false"/>
    </style:style>
    <style:style style:name="ro45" style:family="table-row">
      <style:table-row-properties style:row-height="1.005cm" fo:break-before="auto" style:use-optimal-row-height="true"/>
    </style:style>
    <style:style style:name="ro46" style:family="table-row">
      <style:table-row-properties style:row-height="1.508cm" fo:break-before="auto" style:use-optimal-row-height="true"/>
    </style:style>
    <style:style style:name="ro47" style:family="table-row">
      <style:table-row-properties style:row-height="0.9cm" fo:break-before="auto" style:use-optimal-row-height="false"/>
    </style:style>
    <style:style style:name="ta1" style:family="table" style:master-page-name="PageStyle_5f_填表需知">
      <style:table-properties table:display="true" style:writing-mode="lr-tb"/>
    </style:style>
    <style:style style:name="ta3" style:family="table" style:master-page-name="PageStyle_5f_問卷">
      <style:table-properties table:display="true" style:writing-mode="lr-tb"/>
    </style:style>
    <style:style style:name="ta7" style:family="table" style:master-page-name="PageStyle_5f_開課級別">
      <style:table-properties table:display="true" style:writing-mode="lr-tb"/>
    </style:style>
    <style:style style:name="ta8" style:family="table" style:master-page-name="PageStyle_5f_核心能力">
      <style:table-properties table:display="true" style:writing-mode="lr-tb"/>
    </style:style>
    <style:style style:name="ta6" style:family="table" style:master-page-name="PageStyle_5f_授課大綱">
      <style:table-properties table:display="true" style:writing-mode="lr-tb"/>
    </style:style>
    <style:style style:name="ta9" style:family="table" style:master-page-name="PageStyle_5f_評量結果">
      <style:table-properties table:display="true" style:writing-mode="lr-tb"/>
    </style:style>
    <style:style style:name="ta10" style:family="table" style:master-page-name="PageStyle_5f_相關聯結-關聯度">
      <style:table-properties table:display="true" style:writing-mode="lr-tb"/>
    </style:style>
    <style:style style:name="ta11" style:family="table" style:master-page-name="PageStyle_5f_相關聯結_2500_符合度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993366" style:text-outline="false" style:text-line-through-style="none" style:text-position="" style:font-name="新細明體" fo:font-size="24pt" fo:font-style="normal" fo:text-shadow="none" style:text-underline-style="none" fo:font-weight="normal" style:font-name-asian="新細明體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0.31pt solid #000000" fo:padding="0.071cm" style:rotation-align="none"/>
      <style:text-properties style:text-position=""/>
    </style:style>
    <style:style style:name="ce60" style:family="table-cell" style:parent-style-name="Default">
      <style:table-cell-properties style:diagonal-bl-tr="none" style:diagonal-tl-br="none" fo:background-color="transparent" fo:border="0.31pt solid #000000" fo:padding="0.071cm" style:rotation-align="none"/>
      <style:text-properties style:text-position="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133" style:family="table-cell" style:parent-style-name="Default" style:data-style-name="N100">
      <style:table-cell-properties fo:background-color="#99ccff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00">
      <style:table-cell-properties fo:padding="0.071cm"/>
      <style:text-properties style:text-position=""/>
    </style:style>
    <style:style style:name="ce135" style:family="table-cell" style:parent-style-name="Default" style:data-style-name="N100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00">
      <style:table-cell-properties fo:background-color="#ffff00" fo:padding="0.071cm"/>
      <style:text-properties style:text-position=""/>
    </style:style>
    <style:style style:name="ce139" style:family="table-cell" style:parent-style-name="Default" style:data-style-name="N100">
      <style:table-cell-properties fo:background-color="#ffff00" style:diagonal-bl-tr="none" style:diagonal-tl-br="none" fo:border="none" fo:padding="0.071cm" style:rotation-align="none"/>
      <style:text-properties style:text-position="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cell-protect="none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cell-protect="none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ffff00" style:cell-protect="none" style:print-content="tru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ackground-color="#ffff00" style:cell-protect="none" style:print-content="tru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31pt solid #000000" fo:background-color="#ffff00" style:cell-protect="none" style:print-content="tru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Hyperlink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00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31pt solid #000000" fo:background-color="#ffff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fo:background-color="#ffff00"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0.31pt solid #000000" fo:background-color="#ffff00" style:cell-protect="none" style:print-content="tru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wrap-option="wrap" fo:border-left="0.31pt solid #000000" style:direction="ttb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wrap-option="wrap" fo:border-left="0.31pt solid #000000" style:direction="ttb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ackground-color="#cc99ff" style:cell-protect="protected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wrap-option="no-wrap" fo:border="0.31pt solid #000000" style:direction="ttb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31pt solid #000000" style:direction="ttb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auto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ttb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28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ff0000" style:text-outline="false" style:text-line-through-style="none" style:text-position="0% 100%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00ff" style:text-outline="false" style:text-line-through-style="none" style:text-position="0% 100%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新細明體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新細明體" style:font-size-asian="24pt" style:language-asian="zh" style:country-asian="TW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新細明體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24pt" style:language-asian="zh" style:country-asian="TW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position="0% 100%" style:font-name="新細明體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24pt" style:language-asian="zh" style:country-asian="TW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style:font-name="新細明體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填表需知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只需填 "<text:span text:style-name="T4">授課大綱</text:span><text:span text:style-name="T5">" </text:span><text:span text:style-name="T5">及 </text:span><text:span text:style-name="T5">"</text:span><text:span text:style-name="T4">問卷</text:span><text:span text:style-name="T5">" </text:span><text:span text:style-name="T5">這二個工作表</text:span>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只需針對黃色部分做填答</text:p>
          </table:table-cell>
          <table:table-cell table:number-columns-repeated="102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因表格會交互參照，請老師們在填資料時盡量不要用剪下、貼上的方式填資料，改以<text:span text:style-name="T6">直接刪除</text:span><text:span text:style-name="T7">方式進行修改。</text:span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5" office:value-type="string">
            <text:p>再次感謝大家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授課大綱" table:style-name="ta6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office:forms form:automatic-focus="false" form:apply-design-mode="false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23" table:default-cell-style-name="ce44"/>
        <table:table-column table:style-name="co11" table:number-columns-repeated="249" table:default-cell-style-name="ce44"/>
        <table:table-column table:style-name="co11" table:number-columns-repeated="767" table:default-cell-style-name="Default"/>
        <table:table-row table:style-name="ro9">
          <table:table-cell table:style-name="ce30" table:formula="of:=VLOOKUP(TRIM([.D5]);[$開課級別.$C$1:.$E$1048576];2;FALSE())" office:value-type="string" office:string-value="大學部" table:number-columns-spanned="3" table:number-rows-spanned="3">
            <text:p>大學部</text:p>
          </table:table-cell>
          <table:covered-table-cell table:number-columns-repeated="2" table:style-name="ce30"/>
          <table:table-cell table:style-name="ce73" office:value-type="string" table:number-columns-spanned="4" table:number-rows-spanned="3">
            <text:p>授課大綱</text:p>
          </table:table-cell>
          <table:covered-table-cell table:number-columns-repeated="3" table:style-name="ce73"/>
          <table:table-cell table:style-name="ce83"/>
          <table:table-cell table:number-columns-repeated="1016"/>
        </table:table-row>
        <table:table-row table:style-name="ro9">
          <table:covered-table-cell table:number-columns-repeated="3" table:style-name="ce30"/>
          <table:covered-table-cell table:number-columns-repeated="4" table:style-name="ce73"/>
          <table:table-cell table:style-name="ce83"/>
          <table:table-cell table:number-columns-repeated="1016"/>
        </table:table-row>
        <table:table-row table:style-name="ro9">
          <table:covered-table-cell table:number-columns-repeated="3" table:style-name="ce30"/>
          <table:covered-table-cell table:number-columns-repeated="4" table:style-name="ce73"/>
          <table:table-cell table:style-name="ce83"/>
          <table:table-cell table:number-columns-repeated="1016"/>
        </table:table-row>
        <table:table-row table:style-name="ro10">
          <table:table-cell table:style-name="ce31" office:value-type="string">
            <text:p>朝陽科技大學</text:p>
          </table:table-cell>
          <table:table-cell table:style-name="ce31" office:value-type="float" office:value="100">
            <text:p>100</text:p>
          </table:table-cell>
          <table:table-cell table:style-name="ce31" office:value-type="string">
            <text:p>學年度第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學期</text:p>
          </table:table-cell>
          <table:table-cell table:style-name="ce31" table:formula="of:=[.D5]" office:value-type="string" office:string-value="科技英文">
            <text:p>科技英文</text:p>
          </table:table-cell>
          <table:table-cell table:style-name="ce31" office:value-type="string">
            <text:p>教學大綱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 office:value-type="string">
            <text:p>當期課號</text:p>
          </table:table-cell>
          <table:table-cell table:style-name="ce45"/>
          <table:table-cell table:style-name="ce32" office:value-type="string">
            <text:p>中文科名 </text:p>
          </table:table-cell>
          <table:table-cell table:style-name="ce74" office:value-type="string">
            <office:annotation draw:style-name="gr1" draw:text-style-name="P1" svg:width="12.317cm" svg:height="5.121cm" svg:x="15.208cm" svg:y="2.034cm" draw:caption-point-x="0.233cm" draw:caption-point-y="0.388cm">
              <dc:date>2011-11-14T00:00:00</dc:date>
              <text:p text:style-name="P1"><text:span text:style-name="T8">ann:</text:span></text:p>
              <text:p text:style-name="P1"><text:span text:style-name="T9">名稱須與 </text:span><text:span text:style-name="T9">"</text:span><text:span text:style-name="T10">開課級別</text:span><text:span text:style-name="T9">"</text:span><text:span text:style-name="T9">工作表裡面的「</text:span><text:span text:style-name="T10">課程名稱</text:span><text:span text:style-name="T9">」一致才抓得到正確的核心能力喔</text:span></text:p>
            </office:annotation>
            <text:p>科技英文</text:p>
          </table:table-cell>
          <table:table-cell table:style-name="ce77"/>
          <table:table-cell table:style-name="ce31" office:value-type="string" table:number-columns-spanned="1" table:number-rows-spanned="4">
            <text:p>修習別</text:p>
          </table:table-cell>
          <table:table-cell table:style-name="ce78" office:value-type="string">
            <text:p>□校訂必修</text:p>
          </table:table-cell>
          <table:table-cell table:style-name="ce83"/>
          <table:table-cell table:number-columns-repeated="1016"/>
        </table:table-row>
        <table:table-row table:style-name="ro11">
          <table:table-cell table:style-name="ce32" office:value-type="string">
            <text:p>授課教師 </text:p>
          </table:table-cell>
          <table:table-cell table:style-name="ce46" office:value-type="string">
            <text:p>洪朝貴</text:p>
          </table:table-cell>
          <table:table-cell table:style-name="ce32" office:value-type="string">
            <text:p>開課單位 </text:p>
          </table:table-cell>
          <table:table-cell table:style-name="ce46" office:value-type="string" table:number-columns-spanned="2" table:number-rows-spanned="1">
            <text:p>四技三A</text:p>
          </table:table-cell>
          <table:covered-table-cell table:style-name="ce46"/>
          <table:covered-table-cell table:style-name="ce31"/>
          <table:table-cell table:style-name="ce78" office:value-type="string">
            <text:p>□校訂選修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 office:value-type="string">
            <text:p>學分數</text:p>
          </table:table-cell>
          <table:table-cell table:style-name="ce46" office:value-type="float" office:value="2">
            <text:p>2</text:p>
          </table:table-cell>
          <table:table-cell table:style-name="ce32" office:value-type="string">
            <text:p>修課時數</text:p>
          </table:table-cell>
          <table:table-cell table:style-name="ce46" office:value-type="float" office:value="2" table:number-columns-spanned="2" table:number-rows-spanned="1">
            <text:p>2</text:p>
          </table:table-cell>
          <table:covered-table-cell table:style-name="ce46"/>
          <table:covered-table-cell table:style-name="ce31"/>
          <table:table-cell table:style-name="ce78" office:value-type="string">
            <text:p>█專業必修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/>
          <table:table-cell table:style-name="ce47"/>
          <table:table-cell table:style-name="ce32"/>
          <table:table-cell table:style-name="ce47" table:number-columns-repeated="2"/>
          <table:covered-table-cell table:style-name="ce31"/>
          <table:table-cell table:style-name="ce78" office:value-type="string">
            <text:p>□專業選修</text:p>
          </table:table-cell>
          <table:table-cell table:style-name="ce83"/>
          <table:table-cell table:number-columns-repeated="1016"/>
        </table:table-row>
        <table:table-row table:style-name="ro9">
          <table:table-cell table:style-name="ce33" office:value-type="string" table:number-columns-spanned="1" table:number-rows-spanned="3">
            <text:p>課程目標</text:p>
          </table:table-cell>
          <table:table-cell table:style-name="ce48" office:value-type="string" table:number-columns-spanned="6" table:number-rows-spanned="3">
            <text:p>1. 知識：科技英文文法、 句型、 片語之閱讀能力</text:p>
            <text:p>2. 技能：善用網路資源, 包含翻譯、 搜尋、 句型結構解析工具</text:p>
            <text:p>3. 態度：鼓勵學生根據自身興趣培養閱讀線上英文文件的習慣</text:p>
            <text:p>4. 其他：略提升中翻英能力及聽力</text:p>
          </table:table-cell>
          <table:covered-table-cell table:number-columns-repeated="5" table:style-name="ce48"/>
          <table:table-cell table:style-name="ce84" office:value-type="string" table:number-columns-spanned="1" table:number-rows-spanned="3">
            <text:p>需針對知識、技能、態度、其他做撰寫</text:p>
          </table:table-cell>
          <table:table-cell table:number-columns-repeated="1016"/>
        </table:table-row>
        <table:table-row table:style-name="ro3">
          <table:covered-table-cell table:style-name="ce33"/>
          <table:covered-table-cell table:number-columns-repeated="6" table:style-name="ce48"/>
          <table:covered-table-cell table:style-name="ce84"/>
          <table:table-cell table:number-columns-repeated="1016"/>
        </table:table-row>
        <table:table-row table:style-name="ro12">
          <table:covered-table-cell table:style-name="ce33"/>
          <table:covered-table-cell table:number-columns-repeated="6" table:style-name="ce48"/>
          <table:covered-table-cell table:style-name="ce84"/>
          <table:table-cell table:number-columns-repeated="1016"/>
        </table:table-row>
        <table:table-row table:style-name="ro13">
          <table:table-cell table:style-name="ce34" office:value-type="string" table:number-columns-spanned="2" table:number-rows-spanned="1">
            <text:p>本課程與系所培養學生核心能力關聯度</text:p>
          </table:table-cell>
          <table:covered-table-cell table:style-name="ce34"/>
          <table:table-cell table:style-name="ce33" office:value-type="string">
            <text:p>高度關聯</text:p>
          </table:table-cell>
          <table:table-cell table:style-name="ce33" office:value-type="string">
            <text:p>中高關聯</text:p>
          </table:table-cell>
          <table:table-cell table:style-name="ce33" office:value-type="string">
            <text:p>中度關聯</text:p>
          </table:table-cell>
          <table:table-cell table:style-name="ce33" office:value-type="string">
            <text:p>中低度關聯</text:p>
          </table:table-cell>
          <table:table-cell table:style-name="ce33" office:value-type="string">
            <text:p>低度關聯</text:p>
          </table:table-cell>
          <table:table-cell table:style-name="ce85" office:value-type="string" table:number-columns-spanned="1" table:number-rows-spanned="6">
            <text:p>核心能力會自動抓取，無須自行填寫</text:p>
          </table:table-cell>
          <table:table-cell table:number-columns-repeated="1016"/>
        </table:table-row>
        <table:table-row table:style-name="ro14">
          <table:table-cell table:style-name="ce35" table:formula="of:=VLOOKUP([.$A$1];[$核心能力.$A$2:.$E$5];2;FALSE())" office:value-type="string" office:string-value="管理知能於組織資源之運用能力　" table:number-columns-spanned="2" table:number-rows-spanned="1">
            <text:p>管理知能於組織資源之運用能力　</text:p>
          </table:table-cell>
          <table:covered-table-cell table:style-name="ce35"/>
          <table:table-cell table:style-name="ce67" table:formula="of:=[$'相關聯結-關聯度'.D3]">
            <text:p/>
          </table:table-cell>
          <table:table-cell table:style-name="ce33" table:formula="of:=[$'相關聯結-關聯度'.E3]">
            <text:p/>
          </table:table-cell>
          <table:table-cell table:style-name="ce33" table:formula="of:=[$'相關聯結-關聯度'.F3]">
            <text:p/>
          </table:table-cell>
          <table:table-cell table:style-name="ce33" table:formula="of:=[$'相關聯結-關聯度'.G3]">
            <text:p/>
          </table:table-cell>
          <table:table-cell table:style-name="ce33" table:formula="of:=[$'相關聯結-關聯度'.H3]" office:value-type="string" office:string-value="*">
            <text:p>*</text:p>
          </table:table-cell>
          <table:covered-table-cell table:style-name="ce85"/>
          <table:table-cell table:number-columns-repeated="1016"/>
        </table:table-row>
        <table:table-row table:style-name="ro15">
          <table:table-cell table:style-name="ce35" table:formula="of:=VLOOKUP([.$A$1];[$核心能力.$A$2:.$E$5];3;FALSE())" office:value-type="string" office:string-value="資訊技能於資訊系統之應用能力" table:number-columns-spanned="2" table:number-rows-spanned="1">
            <text:p>資訊技能於資訊系統之應用能力</text:p>
          </table:table-cell>
          <table:covered-table-cell table:style-name="ce35"/>
          <table:table-cell table:style-name="ce67" table:formula="of:=[$'相關聯結-關聯度'.D4]" office:value-type="string" office:string-value="*">
            <text:p>*</text:p>
          </table:table-cell>
          <table:table-cell table:style-name="ce33" table:formula="of:=[$'相關聯結-關聯度'.E4]">
            <text:p/>
          </table:table-cell>
          <table:table-cell table:style-name="ce33" table:formula="of:=[$'相關聯結-關聯度'.F4]">
            <text:p/>
          </table:table-cell>
          <table:table-cell table:style-name="ce33" table:formula="of:=[$'相關聯結-關聯度'.G4]">
            <text:p/>
          </table:table-cell>
          <table:table-cell table:style-name="ce33" table:formula="of:=[$'相關聯結-關聯度'.H4]">
            <text:p/>
          </table:table-cell>
          <table:covered-table-cell table:style-name="ce85"/>
          <table:table-cell table:number-columns-repeated="1016"/>
        </table:table-row>
        <table:table-row table:style-name="ro16">
          <table:table-cell table:style-name="ce35" table:formula="of:=VLOOKUP([.$A$1];[$核心能力.$A$2:.$E$5];4;FALSE())" office:value-type="string" office:string-value="專業倫理與團隊合作協調能力" table:number-columns-spanned="2" table:number-rows-spanned="1">
            <text:p>專業倫理與團隊合作協調能力</text:p>
          </table:table-cell>
          <table:covered-table-cell table:style-name="ce35"/>
          <table:table-cell table:style-name="ce67" table:formula="of:=[$'相關聯結-關聯度'.D5]">
            <text:p/>
          </table:table-cell>
          <table:table-cell table:style-name="ce33" table:formula="of:=[$'相關聯結-關聯度'.E5]">
            <text:p/>
          </table:table-cell>
          <table:table-cell table:style-name="ce33" table:formula="of:=[$'相關聯結-關聯度'.F5]">
            <text:p/>
          </table:table-cell>
          <table:table-cell table:style-name="ce33"/>
          <table:table-cell table:style-name="ce33" table:formula="of:=[$'相關聯結-關聯度'.H5]" office:value-type="string" office:string-value="*">
            <text:p>*</text:p>
          </table:table-cell>
          <table:covered-table-cell table:style-name="ce85"/>
          <table:table-cell table:number-columns-repeated="1016"/>
        </table:table-row>
        <table:table-row table:style-name="ro17">
          <table:table-cell table:style-name="ce35" table:formula="of:=VLOOKUP([.$A$1];[$核心能力.$A$2:.$E$5];5;FALSE())" office:value-type="string" office:string-value="資管相關時事議題認知與自主學習能力" table:number-columns-spanned="2" table:number-rows-spanned="1">
            <text:p>資管相關時事議題認知與自主學習能力</text:p>
          </table:table-cell>
          <table:covered-table-cell table:style-name="ce35"/>
          <table:table-cell table:style-name="ce67" table:formula="of:=[$'相關聯結-關聯度'.D6]" office:value-type="string" office:string-value="*">
            <text:p>*</text:p>
          </table:table-cell>
          <table:table-cell table:style-name="ce33" table:formula="of:=[$'相關聯結-關聯度'.E6]">
            <text:p/>
          </table:table-cell>
          <table:table-cell table:style-name="ce33" table:formula="of:=[$'相關聯結-關聯度'.F6]">
            <text:p/>
          </table:table-cell>
          <table:table-cell table:style-name="ce33" table:formula="of:=[$'相關聯結-關聯度'.G6]">
            <text:p/>
          </table:table-cell>
          <table:table-cell table:style-name="ce33" table:formula="of:=[$'相關聯結-關聯度'.H6]">
            <text:p/>
          </table:table-cell>
          <table:covered-table-cell table:style-name="ce85"/>
          <table:table-cell table:number-columns-repeated="1016"/>
        </table:table-row>
        <table:table-row table:style-name="ro18">
          <table:table-cell table:style-name="ce36" table:number-columns-spanned="2" table:number-rows-spanned="1"/>
          <table:covered-table-cell table:style-name="ce36"/>
          <table:table-cell table:style-name="ce67" table:formula="of:=[$'相關聯結-關聯度'.D7]">
            <text:p/>
          </table:table-cell>
          <table:table-cell table:style-name="ce33" table:formula="of:=[$'相關聯結-關聯度'.E7]">
            <text:p/>
          </table:table-cell>
          <table:table-cell table:style-name="ce33" table:formula="of:=[$'相關聯結-關聯度'.F7]">
            <text:p/>
          </table:table-cell>
          <table:table-cell table:style-name="ce33" table:formula="of:=[$'相關聯結-關聯度'.G7]">
            <text:p/>
          </table:table-cell>
          <table:table-cell table:style-name="ce33"/>
          <table:covered-table-cell table:style-name="ce85"/>
          <table:table-cell table:number-columns-repeated="1016"/>
        </table:table-row>
        <table:table-row table:style-name="ro19">
          <table:table-cell table:style-name="ce37" office:value-type="string" table:number-columns-spanned="2" table:number-rows-spanned="1">
            <text:p>教學目標與核心能力之相關聯性</text:p>
          </table:table-cell>
          <table:covered-table-cell table:style-name="ce37"/>
          <table:table-cell table:style-name="ce68" table:formula="of:=[.A13]" office:value-type="string" office:string-value="管理知能於組織資源之運用能力　">
            <text:p>管理知能於組織資源之運用能力　</text:p>
          </table:table-cell>
          <table:table-cell table:style-name="ce68" table:formula="of:=[.A14]" office:value-type="string" office:string-value="資訊技能於資訊系統之應用能力">
            <text:p>資訊技能於資訊系統之應用能力</text:p>
          </table:table-cell>
          <table:table-cell table:style-name="ce68" table:formula="of:=[.A15]" office:value-type="string" office:string-value="專業倫理與團隊合作協調能力">
            <text:p>專業倫理與團隊合作協調能力</text:p>
          </table:table-cell>
          <table:table-cell table:style-name="ce68" table:formula="of:=[.A16]" office:value-type="string" office:string-value="資管相關時事議題認知與自主學習能力">
            <text:p>資管相關時事議題認知與自主學習能力</text:p>
          </table:table-cell>
          <table:table-cell table:style-name="ce79"/>
          <table:table-cell table:style-name="ce83"/>
          <table:table-cell table:number-columns-repeated="1016"/>
        </table:table-row>
        <table:table-row table:style-name="ro20">
          <table:table-cell table:style-name="ce38" office:value-type="string" table:number-columns-spanned="2" table:number-rows-spanned="1">
            <text:p>英文閱讀能力</text:p>
          </table:table-cell>
          <table:covered-table-cell table:style-name="ce38"/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1">
          <table:table-cell table:style-name="ce38" office:value-type="string" table:number-columns-spanned="2" table:number-rows-spanned="1">
            <text:p>網路使用能力</text:p>
          </table:table-cell>
          <table:covered-table-cell table:style-name="ce38"/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2">
          <table:table-cell table:style-name="ce38" office:value-type="string" table:number-columns-spanned="2" table:number-rows-spanned="1">
            <text:p>閱讀習慣</text:p>
          </table:table-cell>
          <table:covered-table-cell table:style-name="ce38"/>
          <table:table-cell table:style-name="ce69"/>
          <table:table-cell table:style-name="ce69" office:value-type="string">
            <text:p><text:s/>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3">
          <table:table-cell table:style-name="ce38" office:value-type="string" table:number-columns-spanned="2" table:number-rows-spanned="1">
            <text:p>中翻英能力</text:p>
          </table:table-cell>
          <table:covered-table-cell table:style-name="ce38"/>
          <table:table-cell table:style-name="ce69"/>
          <table:table-cell table:style-name="ce69" office:value-type="string">
            <text:p><text:s/>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4">
          <table:table-cell table:style-name="ce38" office:value-type="string" table:number-columns-spanned="2" table:number-rows-spanned="1">
            <text:p>聽力</text:p>
          </table:table-cell>
          <table:covered-table-cell table:style-name="ce38"/>
          <table:table-cell table:style-name="ce69"/>
          <table:table-cell table:number-columns-repeated="2" table:style-name="ce69" office:value-type="string">
            <text:p><text:s/></text:p>
          </table:table-cell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5">
          <table:table-cell table:style-name="ce39" office:value-type="string">
            <text:p>教學內容</text:p>
          </table:table-cell>
          <table:table-cell table:style-name="ce48" office:value-type="string" table:number-columns-spanned="6" table:number-rows-spanned="1">
            <text:p>教學內容包括：</text:p>
            <text:p>1. 英文閱讀能力</text:p>
            <text:p>2. 網路使用能力</text:p>
            <text:p>3. 閱讀習慣</text:p>
            <text:p>4. 中翻英能力</text:p>
            <text:p>5. 聽力</text:p>
          </table:table-cell>
          <table:covered-table-cell table:number-columns-repeated="5" table:style-name="ce48"/>
          <table:table-cell table:style-name="ce83"/>
          <table:table-cell table:number-columns-repeated="1016"/>
        </table:table-row>
        <table:table-row table:style-name="ro17">
          <table:table-cell table:style-name="ce33" office:value-type="string" table:number-columns-spanned="2" table:number-rows-spanned="1">
            <text:p>每週授課主題</text:p>
          </table:table-cell>
          <table:covered-table-cell table:style-name="ce33"/>
          <table:table-cell table:style-name="ce33" office:value-type="string" table:number-columns-spanned="5" table:number-rows-spanned="1">
            <text:p>授課內容與教學目標相關性 </text:p>
          </table:table-cell>
          <table:covered-table-cell table:number-columns-repeated="4" table:style-name="ce33"/>
          <table:table-cell table:style-name="ce83"/>
          <table:table-cell table:number-columns-repeated="1016"/>
        </table:table-row>
        <table:table-row table:style-name="ro26">
          <table:table-cell table:style-name="ce40" office:value-type="string">
            <text:p>週次</text:p>
          </table:table-cell>
          <table:table-cell table:style-name="ce40" office:value-type="string">
            <text:p>課程內容</text:p>
          </table:table-cell>
          <table:table-cell table:style-name="ce37" table:formula="of:=[.A19]" office:value-type="string" office:string-value="英文閱讀能力">
            <text:p>英文閱讀能力</text:p>
          </table:table-cell>
          <table:table-cell table:style-name="ce37" table:formula="of:=[.A20]" office:value-type="string" office:string-value="網路使用能力">
            <text:p>網路使用能力</text:p>
          </table:table-cell>
          <table:table-cell table:style-name="ce37" table:formula="of:=[.A21]" office:value-type="string" office:string-value="閱讀習慣">
            <text:p>閱讀習慣</text:p>
          </table:table-cell>
          <table:table-cell table:style-name="ce37" table:formula="of:=[.A22]" office:value-type="string" office:string-value="中翻英能力">
            <text:p>中翻英能力</text:p>
          </table:table-cell>
          <table:table-cell table:style-name="ce37" table:formula="of:=[.A23]" office:value-type="string" office:string-value="聽力">
            <text:p>聽力</text:p>
          </table:table-cell>
          <table:table-cell table:style-name="ce83"/>
          <table:table-cell table:number-columns-repeated="1016"/>
        </table:table-row>
        <table:table-row table:style-name="ro31">
          <table:table-cell table:style-name="ce39" office:value-type="float" office:value="1">
            <text:p>1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2">
            <text:p>2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3">
            <text:p>3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4">
            <text:p>4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5">
            <text:p>5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6">
            <text:p>6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7">
            <text:p>7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8">
            <text:p>8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9">
            <text:p>9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0">
            <text:p>10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1">
            <text:p>11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2">
            <text:p>12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3">
            <text:p>13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4">
            <text:p>14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5">
            <text:p>15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6">
            <text:p>16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2">
          <table:table-cell table:style-name="ce39" office:value-type="float" office:value="17">
            <text:p>17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8">
            <text:p>18</text:p>
          </table:table-cell>
          <table:table-cell table:style-name="ce49" office:value-type="string">
            <text:p>期末考</text:p>
          </table:table-cell>
          <table:table-cell table:style-name="ce65"/>
          <table:table-cell table:number-columns-repeated="4" table:style-name="ce75"/>
          <table:table-cell table:style-name="ce83"/>
          <table:table-cell table:number-columns-repeated="1016"/>
        </table:table-row>
        <table:table-row table:style-name="ro33">
          <table:table-cell table:style-name="ce41" office:value-type="string" table:number-columns-spanned="1" table:number-rows-spanned="4">
            <text:p>成績評量方式</text:p>
          </table:table-cell>
          <table:table-cell table:style-name="ce50" office:value-type="string">
            <text:p>█隨堂模擬測驗75%</text:p>
          </table:table-cell>
          <table:table-cell table:style-name="ce70" table:number-columns-repeated="2"/>
          <table:table-cell table:style-name="ce70" office:value-type="string">
            <text:p>□期中考___%</text:p>
          </table:table-cell>
          <table:table-cell table:style-name="ce70"/>
          <table:table-cell table:style-name="ce80"/>
          <table:table-cell table:style-name="ce83"/>
          <table:table-cell table:number-columns-repeated="1016"/>
        </table:table-row>
        <table:table-row table:style-name="ro33">
          <table:covered-table-cell table:style-name="ce41"/>
          <table:table-cell table:style-name="ce62" office:value-type="string">
            <text:p>█期末考15%</text:p>
          </table:table-cell>
          <table:table-cell table:style-name="ce71" table:number-columns-repeated="2"/>
          <table:table-cell table:style-name="ce71" office:value-type="string">
            <text:p>□口頭報告___%</text:p>
          </table:table-cell>
          <table:table-cell table:style-name="ce71"/>
          <table:table-cell table:style-name="ce81"/>
          <table:table-cell table:style-name="ce83"/>
          <table:table-cell table:number-columns-repeated="1016"/>
        </table:table-row>
        <table:table-row table:style-name="ro33">
          <table:covered-table-cell table:style-name="ce41"/>
          <table:table-cell table:style-name="ce62" office:value-type="string">
            <text:p>□技術操作___%</text:p>
          </table:table-cell>
          <table:table-cell table:style-name="ce71" table:number-columns-repeated="2"/>
          <table:table-cell table:style-name="ce71" office:value-type="string">
            <text:p>□學習態度___%</text:p>
          </table:table-cell>
          <table:table-cell table:style-name="ce71"/>
          <table:table-cell table:style-name="ce81"/>
          <table:table-cell table:style-name="ce83"/>
          <table:table-cell table:number-columns-repeated="1016"/>
        </table:table-row>
        <table:table-row table:style-name="ro33">
          <table:covered-table-cell table:style-name="ce41"/>
          <table:table-cell table:style-name="ce63" office:value-type="string">
            <text:p>█平時作業及出席10%</text:p>
          </table:table-cell>
          <table:table-cell table:style-name="ce72" table:number-columns-repeated="2"/>
          <table:table-cell table:style-name="ce72" office:value-type="string">
            <text:p>□其他(自行增列)___%</text:p>
          </table:table-cell>
          <table:table-cell table:style-name="ce72"/>
          <table:table-cell table:style-name="ce82"/>
          <table:table-cell table:style-name="ce83"/>
          <table:table-cell table:number-columns-repeated="1016"/>
        </table:table-row>
        <table:table-row table:style-name="ro34">
          <table:table-cell table:style-name="ce42" office:value-type="string">
            <text:p>教材</text:p>
          </table:table-cell>
          <table:table-cell table:style-name="ce64" office:value-type="string" table:number-columns-spanned="6" table:number-rows-spanned="1">
            <text:p>JSP動態網頁入門實務 文魁圖書</text:p>
          </table:table-cell>
          <table:covered-table-cell table:number-columns-repeated="5" table:style-name="ce64"/>
          <table:table-cell table:style-name="ce83"/>
          <table:table-cell table:number-columns-repeated="1016"/>
        </table:table-row>
        <table:table-row table:style-name="ro33">
          <table:table-cell table:style-name="ce42" office:value-type="string">
            <text:p>教材來源</text:p>
          </table:table-cell>
          <table:table-cell table:style-name="ce64" office:value-type="string" table:number-columns-spanned="6" table:number-rows-spanned="1">
            <text:p>█教師網頁 □LMS 數位學習系統 □教科書 □其他(自行增列)</text:p>
          </table:table-cell>
          <table:covered-table-cell table:number-columns-repeated="5" table:style-name="ce64"/>
          <table:table-cell table:style-name="ce83"/>
          <table:table-cell table:number-columns-repeated="1016"/>
        </table:table-row>
        <table:table-row table:style-name="ro16">
          <table:table-cell table:style-name="ce42" office:value-type="string">
            <text:p>先修課程</text:p>
          </table:table-cell>
          <table:table-cell table:style-name="ce65" office:value-type="string" table:number-columns-spanned="2" table:number-rows-spanned="1">
            <text:p>無</text:p>
          </table:table-cell>
          <table:covered-table-cell table:style-name="ce65"/>
          <table:table-cell table:style-name="ce76" office:value-type="string">
            <text:p>Office </text:p>
            <text:p>Hour</text:p>
          </table:table-cell>
          <table:table-cell table:style-name="ce48" office:value-type="string" table:number-columns-spanned="3" table:number-rows-spanned="1">
            <text:p>星期三 13:30~14:30</text:p>
            <text:p>地點：L737</text:p>
            <text:p>分機：7805</text:p>
          </table:table-cell>
          <table:covered-table-cell table:number-columns-repeated="2" table:style-name="ce48"/>
          <table:table-cell table:style-name="ce83"/>
          <table:table-cell table:number-columns-repeated="1016"/>
        </table:table-row>
        <table:table-row table:style-name="ro32">
          <table:table-cell table:style-name="ce42" office:value-type="string">
            <text:p>教師網頁</text:p>
          </table:table-cell>
          <table:table-cell table:style-name="ce66" office:value-type="string" table:number-columns-spanned="6" table:number-rows-spanned="1">
            <text:p><text:span text:style-name="T11"><text:a xlink:href="http://people.ofset.org/~ckhung/">http://people.ofset.org/~ckhung/</text:a></text:span></text:p>
          </table:table-cell>
          <table:covered-table-cell table:number-columns-repeated="5" table:style-name="ce66"/>
          <table:table-cell table:style-name="ce83"/>
          <table:table-cell table:number-columns-repeated="1016"/>
        </table:table-row>
        <table:table-row table:style-name="ro35">
          <table:table-cell table:style-name="ce43" office:value-type="string">
            <text:p>與證照取得及國家考試關係</text:p>
          </table:table-cell>
          <table:table-cell table:style-name="ce64" office:value-type="string" table:number-columns-spanned="6" table:number-rows-spanned="1">
            <text:p>無</text:p>
          </table:table-cell>
          <table:covered-table-cell table:number-columns-repeated="5" table:style-name="ce64"/>
          <table:table-cell table:style-name="ce83"/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問卷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28">
          <table:table-cell table:style-name="ce51" office:value-type="string" table:number-columns-spanned="5" table:number-rows-spanned="1">
            <text:p>親愛的同學，您好：</text:p>
            <text:p>這份問卷旨在讓授課老師了解學生學習本課程之真實感受，並獲得一些建設性的意見，做為未來教學修訂的參考，並藉此提升教學品質，使得教與學的過程成為教師與學生共同成長的經驗。您的意見將會對教師和本系有莫大的幫助，懇請您以負責和理性之態度填答。</text:p>
          </table:table-cell>
          <table:covered-table-cell table:number-columns-repeated="4" table:style-name="ce51"/>
          <table:table-cell table:style-name="ce61" table:number-columns-repeated="5"/>
          <table:table-cell table:number-columns-repeated="1014"/>
        </table:table-row>
        <table:table-row table:style-name="ro3">
          <table:table-cell table:style-name="ce52" office:value-type="string" table:number-columns-spanned="1" table:number-rows-spanned="3">
            <text:p>基本資料</text:p>
          </table:table-cell>
          <table:table-cell table:style-name="ce55" office:value-type="string">
            <text:p>課程名稱：</text:p>
          </table:table-cell>
          <table:table-cell table:style-name="ce59" table:number-columns-repeated="2"/>
          <table:table-cell table:style-name="ce53" office:value-type="string">
            <text:p>開課班級：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授課教師：</text:p>
          </table:table-cell>
          <table:table-cell table:style-name="ce59" table:number-columns-repeated="2"/>
          <table:table-cell table:style-name="ce53" office:value-type="string">
            <text:p>填寫日期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填答者學號：</text:p>
          </table:table-cell>
          <table:table-cell table:style-name="ce59" table:number-columns-repeated="2"/>
          <table:table-cell table:style-name="ce53" office:value-type="string">
            <text:p>填答者姓名：</text:p>
          </table:table-cell>
          <table:table-cell table:number-columns-repeated="1019"/>
        </table:table-row>
        <table:table-row table:style-name="ro29">
          <table:table-cell table:style-name="ce53" office:value-type="string">
            <text:p>題號</text:p>
          </table:table-cell>
          <table:table-cell table:style-name="ce56" office:value-type="string">
            <text:p>問題敘述 </text:p>
            <text:p>(系統會預設抓教學目標，若要修改，請填於下表</text:p>
          </table:table-cell>
          <table:table-cell table:style-name="ce54" office:value-type="string">
            <text:p>是</text:p>
          </table:table-cell>
          <table:table-cell table:style-name="ce54" office:value-type="string">
            <text:p>否</text:p>
          </table:table-cell>
          <table:table-cell table:style-name="ce54" office:value-type="string">
            <text:p>不知道</text:p>
          </table:table-cell>
          <table:table-cell table:number-columns-repeated="1019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7" table:formula="of:=[$授課大綱.A19]" office:value-type="string" office:string-value="英文閱讀能力">
            <text:p>英文閱讀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2">
            <text:p>2</text:p>
          </table:table-cell>
          <table:table-cell table:style-name="ce57" table:formula="of:=[$授課大綱.A20]" office:value-type="string" office:string-value="網路使用能力">
            <text:p>網路使用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3">
            <text:p>3</text:p>
          </table:table-cell>
          <table:table-cell table:style-name="ce57" table:formula="of:=[$授課大綱.A21]" office:value-type="string" office:string-value="閱讀習慣">
            <text:p>閱讀習慣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4">
            <text:p>4</text:p>
          </table:table-cell>
          <table:table-cell table:style-name="ce57" table:formula="of:=[$授課大綱.A22]" office:value-type="string" office:string-value="中翻英能力">
            <text:p>中翻英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5">
            <text:p>5</text:p>
          </table:table-cell>
          <table:table-cell table:style-name="ce57" table:formula="of:=[$授課大綱.A23]" office:value-type="string" office:string-value="聽力">
            <text:p>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若教師要修改要填於下表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0">
          <table:table-cell table:style-name="ce51" office:value-type="string" table:number-columns-spanned="5" table:number-rows-spanned="1">
            <text:p>親愛的同學，您好：</text:p>
            <text:p>這份問卷旨在讓授課老師了解學生學習本課程之真實感受，並獲得一些建設性的意見，做為未來教學修訂的參考，並藉此提升教學品質，使得教與學的過程成為教師與學生共同成長的經驗。您的意見將會對教師和本系有莫大的幫助，懇請您以負責和理性之態度填答。</text:p>
          </table:table-cell>
          <table:covered-table-cell table:number-columns-repeated="4" table:style-name="ce51"/>
          <table:table-cell table:number-columns-repeated="1019"/>
        </table:table-row>
        <table:table-row table:style-name="ro3">
          <table:table-cell table:style-name="ce52" office:value-type="string" table:number-columns-spanned="1" table:number-rows-spanned="3">
            <text:p>基本資料</text:p>
          </table:table-cell>
          <table:table-cell table:style-name="ce55" office:value-type="string">
            <text:p>課程名稱：</text:p>
          </table:table-cell>
          <table:table-cell table:style-name="ce59" table:number-columns-repeated="2"/>
          <table:table-cell table:style-name="ce53" office:value-type="string">
            <text:p>開課班級：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授課教師：</text:p>
          </table:table-cell>
          <table:table-cell table:style-name="ce59" table:number-columns-repeated="2"/>
          <table:table-cell table:style-name="ce53" office:value-type="string">
            <text:p>填寫日期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填答者學號：</text:p>
          </table:table-cell>
          <table:table-cell table:style-name="ce59" table:number-columns-repeated="2"/>
          <table:table-cell table:style-name="ce53" office:value-type="string">
            <text:p>填答者姓名：</text:p>
          </table:table-cell>
          <table:table-cell table:number-columns-repeated="1019"/>
        </table:table-row>
        <table:table-row table:style-name="ro3">
          <table:table-cell table:style-name="ce53" office:value-type="string">
            <text:p>題號</text:p>
          </table:table-cell>
          <table:table-cell table:style-name="ce56" office:value-type="string">
            <text:p>問題敘述 </text:p>
          </table:table-cell>
          <table:table-cell table:style-name="ce54" office:value-type="string">
            <text:p>是</text:p>
          </table:table-cell>
          <table:table-cell table:style-name="ce54" office:value-type="string">
            <text:p>否</text:p>
          </table:table-cell>
          <table:table-cell table:style-name="ce54" office:value-type="string">
            <text:p>不知道</text:p>
          </table:table-cell>
          <table:table-cell table:number-columns-repeated="1019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8" office:value-type="string">
            <text:p>老師是否有教授英文閱讀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2">
            <text:p>2</text:p>
          </table:table-cell>
          <table:table-cell table:style-name="ce58" office:value-type="string">
            <text:p>老師是否有教授網路使用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3">
            <text:p>3</text:p>
          </table:table-cell>
          <table:table-cell table:style-name="ce58" office:value-type="string">
            <text:p>老師是否有指導如何培養閱讀習慣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4">
            <text:p>4</text:p>
          </table:table-cell>
          <table:table-cell table:style-name="ce58" office:value-type="string">
            <text:p>老師是否有指導中翻英技巧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5">
            <text:p>5</text:p>
          </table:table-cell>
          <table:table-cell table:style-name="ce58" office:value-type="string">
            <text:p>老師是否有給予聽力練習機會</text:p>
          </table:table-cell>
          <table:table-cell table:style-name="ce59" table:number-columns-repeated="3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評量結果" table:style-name="ta9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office:forms form:automatic-focus="false" form:apply-design-mode="false"/>
        <table:shapes>
          <draw:frame draw:z-index="0" draw:name="Chart 1" draw:style-name="gr2" svg:width="9.187cm" svg:height="7.011cm" svg:x="18.396cm" svg:y="0.159cm">
            <draw:object draw:notify-on-update-of-ranges="評量結果.A7:評量結果.A11 評量結果.C7:評量結果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7" table:default-cell-style-name="Default"/>
        <table:table-row table:style-name="ro3">
          <table:table-cell table:style-name="ce33" table:formula="of:=[$授課大綱.A4]" office:value-type="string" office:string-value="朝陽科技大學">
            <text:p>朝陽科技大學</text:p>
          </table:table-cell>
          <table:table-cell table:style-name="ce33" table:formula="of:=[$授課大綱.B4]" office:value-type="float" office:value="100">
            <text:p>100</text:p>
          </table:table-cell>
          <table:table-cell table:style-name="ce33" table:formula="of:=[$授課大綱.C4]" office:value-type="string" office:string-value="學年度第">
            <text:p>學年度第</text:p>
          </table:table-cell>
          <table:table-cell table:style-name="ce33" table:formula="of:=[$授課大綱.D4]" office:value-type="float" office:value="2">
            <text:p>2</text:p>
          </table:table-cell>
          <table:table-cell table:style-name="ce33" table:formula="of:=[$授課大綱.E4]" office:value-type="string" office:string-value="學期">
            <text:p>學期</text:p>
          </table:table-cell>
          <table:table-cell table:style-name="ce33" table:formula="of:=[$授課大綱.F4]" office:value-type="string" office:string-value="科技英文">
            <text:p>科技英文</text:p>
          </table:table-cell>
          <table:table-cell table:style-name="ce33" table:formula="of:=[$授課大綱.G4]" office:value-type="string" office:string-value="教學大綱">
            <text:p>教學大綱</text:p>
          </table:table-cell>
          <table:table-cell table:number-columns-repeated="1017"/>
        </table:table-row>
        <table:table-row table:style-name="ro3">
          <table:table-cell table:style-name="ce86" table:formula="of:=[$授課大綱.A5]" office:value-type="string" office:string-value="當期課號">
            <text:p>當期課號</text:p>
          </table:table-cell>
          <table:table-cell table:style-name="ce67" table:formula="of:=[$授課大綱.B5]" office:value-type="float" office:value="0">
            <text:p>0</text:p>
          </table:table-cell>
          <table:table-cell table:style-name="ce86" table:formula="of:=[$授課大綱.C5]" office:value-type="string" office:string-value="中文科名 ">
            <text:p>中文科名 </text:p>
          </table:table-cell>
          <table:table-cell table:style-name="ce97" table:formula="of:=[$授課大綱.D5]" office:value-type="string" office:string-value="科技英文">
            <text:p>科技英文</text:p>
          </table:table-cell>
          <table:table-cell table:style-name="ce97" table:formula="of:=[$授課大綱.E5]" office:value-type="float" office:value="0">
            <text:p>0</text:p>
          </table:table-cell>
          <table:table-cell table:style-name="ce33" table:formula="of:=[$授課大綱.F5]" office:value-type="string" office:string-value="修習別" table:number-columns-spanned="1" table:number-rows-spanned="4">
            <text:p>修習別</text:p>
          </table:table-cell>
          <table:table-cell table:style-name="ce86" table:formula="of:=[$授課大綱.G5]" office:value-type="string" office:string-value="□校訂必修">
            <text:p>□校訂必修</text:p>
          </table:table-cell>
          <table:table-cell table:number-columns-repeated="1017"/>
        </table:table-row>
        <table:table-row table:style-name="ro33">
          <table:table-cell table:style-name="ce86" table:formula="of:=[$授課大綱.A6]" office:value-type="string" office:string-value="授課教師 ">
            <text:p>授課教師 </text:p>
          </table:table-cell>
          <table:table-cell table:style-name="ce33" table:formula="of:=[$授課大綱.B6]" office:value-type="string" office:string-value="洪朝貴">
            <text:p>洪朝貴</text:p>
          </table:table-cell>
          <table:table-cell table:style-name="ce86" table:formula="of:=[$授課大綱.C6]" office:value-type="string" office:string-value="開課單位 ">
            <text:p>開課單位 </text:p>
          </table:table-cell>
          <table:table-cell table:style-name="ce98" table:formula="of:=[$授課大綱.D6]" office:value-type="string" office:string-value="四技三A">
            <text:p>四技三A</text:p>
          </table:table-cell>
          <table:table-cell table:style-name="ce100"/>
          <table:covered-table-cell table:style-name="ce33"/>
          <table:table-cell table:style-name="ce86" table:formula="of:=[$授課大綱.G6]" office:value-type="string" office:string-value="□校訂選修">
            <text:p>□校訂選修</text:p>
          </table:table-cell>
          <table:table-cell table:number-columns-repeated="1017"/>
        </table:table-row>
        <table:table-row table:style-name="ro3">
          <table:table-cell table:style-name="ce86" table:formula="of:=[$授課大綱.A7]" office:value-type="string" office:string-value="學分數">
            <text:p>學分數</text:p>
          </table:table-cell>
          <table:table-cell table:style-name="ce33" table:formula="of:=[$授課大綱.B7]" office:value-type="float" office:value="2">
            <text:p>2</text:p>
          </table:table-cell>
          <table:table-cell table:style-name="ce86" table:formula="of:=[$授課大綱.C7]" office:value-type="string" office:string-value="修課時數">
            <text:p>修課時數</text:p>
          </table:table-cell>
          <table:table-cell table:style-name="ce98" table:formula="of:=[$授課大綱.D7]" office:value-type="float" office:value="2">
            <text:p>2</text:p>
          </table:table-cell>
          <table:table-cell table:style-name="ce100"/>
          <table:covered-table-cell table:style-name="ce33"/>
          <table:table-cell table:style-name="ce86" table:formula="of:=[$授課大綱.G7]" office:value-type="string" office:string-value="█專業必修">
            <text:p>█專業必修</text:p>
          </table:table-cell>
          <table:table-cell table:number-columns-repeated="1017"/>
        </table:table-row>
        <table:table-row table:style-name="ro3">
          <table:table-cell table:style-name="ce86" table:number-columns-repeated="5"/>
          <table:covered-table-cell table:style-name="ce33"/>
          <table:table-cell table:style-name="ce86" table:formula="of:=[$授課大綱.G8]" office:value-type="string" office:string-value="□專業選修">
            <text:p>□專業選修</text:p>
          </table:table-cell>
          <table:table-cell table:number-columns-repeated="1017"/>
        </table:table-row>
        <table:table-row table:style-name="ro9">
          <table:table-cell table:style-name="ce87" office:value-type="string" table:number-columns-spanned="2" table:number-rows-spanned="1">
            <text:p>得分數</text:p>
          </table:table-cell>
          <table:covered-table-cell table:style-name="ce87"/>
          <table:table-cell table:style-name="ce93" office:value-type="string">
            <text:p>是</text:p>
          </table:table-cell>
          <table:table-cell table:style-name="ce99" office:value-type="string">
            <text:p>否</text:p>
          </table:table-cell>
          <table:table-cell table:style-name="ce99" office:value-type="string">
            <text:p>不知道</text:p>
          </table:table-cell>
          <table:table-cell table:number-columns-repeated="1019"/>
        </table:table-row>
        <table:table-row table:style-name="ro3">
          <table:table-cell table:style-name="ce88" table:formula="of:=[$授課大綱.A19]" office:value-type="string" office:string-value="英文閱讀能力">
            <text:p>英文閱讀能力</text:p>
          </table:table-cell>
          <table:table-cell table:style-name="ce88"/>
          <table:table-cell table:style-name="ce94" office:value-type="float" office:value="80">
            <text:p>80</text:p>
          </table:table-cell>
          <table:table-cell table:style-name="ce65" office:value-type="float" office:value="10">
            <text:p>10</text:p>
          </table:table-cell>
          <table:table-cell table:style-name="ce65" table:formula="of:=100-[.C7]-[.D7]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88" table:formula="of:=[$授課大綱.A20]" office:value-type="string" office:string-value="網路使用能力">
            <text:p>網路使用能力</text:p>
          </table:table-cell>
          <table:table-cell table:style-name="ce88"/>
          <table:table-cell table:style-name="ce94" office:value-type="float" office:value="80">
            <text:p>80</text:p>
          </table:table-cell>
          <table:table-cell table:style-name="ce65" office:value-type="float" office:value="10">
            <text:p>10</text:p>
          </table:table-cell>
          <table:table-cell table:style-name="ce65" table:formula="of:=100-[.C8]-[.D8]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88" table:formula="of:=[$授課大綱.A21]" office:value-type="string" office:string-value="閱讀習慣">
            <text:p>閱讀習慣</text:p>
          </table:table-cell>
          <table:table-cell table:style-name="ce88"/>
          <table:table-cell table:style-name="ce94" office:value-type="float" office:value="40">
            <text:p>40</text:p>
          </table:table-cell>
          <table:table-cell table:style-name="ce65" office:value-type="float" office:value="35">
            <text:p>35</text:p>
          </table:table-cell>
          <table:table-cell table:style-name="ce65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88" table:formula="of:=[$授課大綱.A22]" office:value-type="string" office:string-value="中翻英能力">
            <text:p>中翻英能力</text:p>
          </table:table-cell>
          <table:table-cell table:style-name="ce88"/>
          <table:table-cell table:style-name="ce94" office:value-type="float" office:value="40">
            <text:p>40</text:p>
          </table:table-cell>
          <table:table-cell table:style-name="ce65" office:value-type="float" office:value="35">
            <text:p>35</text:p>
          </table:table-cell>
          <table:table-cell table:style-name="ce65" table:formula="of:=100-[.C10]-[.D10]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88" table:formula="of:=[$授課大綱.A23]" office:value-type="string" office:string-value="聽力">
            <text:p>聽力</text:p>
          </table:table-cell>
          <table:table-cell table:style-name="ce88"/>
          <table:table-cell table:style-name="ce94" office:value-type="float" office:value="40">
            <text:p>40</text:p>
          </table:table-cell>
          <table:table-cell table:style-name="ce65" office:value-type="float" office:value="35">
            <text:p>35</text:p>
          </table:table-cell>
          <table:table-cell table:style-name="ce65" table:formula="of:=100-[.C11]-[.D11]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89" office:value-type="string" table:number-columns-spanned="2" table:number-rows-spanned="2">
            <text:p>核心能力</text:p>
          </table:table-cell>
          <table:covered-table-cell table:style-name="ce89"/>
          <table:table-cell table:style-name="ce89" office:value-type="string" table:number-columns-spanned="5" table:number-rows-spanned="1">
            <text:p>評量結果</text:p>
          </table:table-cell>
          <table:covered-table-cell table:number-columns-repeated="4" table:style-name="ce89"/>
          <table:table-cell table:number-columns-repeated="1017"/>
        </table:table-row>
        <table:table-row table:style-name="ro3">
          <table:covered-table-cell table:number-columns-repeated="2" table:style-name="ce89"/>
          <table:table-cell table:style-name="ce95" office:value-type="string">
            <text:p>完全符合</text:p>
          </table:table-cell>
          <table:table-cell table:style-name="ce95" office:value-type="string">
            <text:p>大部分符合</text:p>
          </table:table-cell>
          <table:table-cell table:style-name="ce95" office:value-type="string">
            <text:p>部分符合</text:p>
          </table:table-cell>
          <table:table-cell table:style-name="ce95" office:value-type="string">
            <text:p>少部分符合</text:p>
          </table:table-cell>
          <table:table-cell table:style-name="ce95" office:value-type="string">
            <text:p>不符合</text:p>
          </table:table-cell>
          <table:table-cell table:number-columns-repeated="1017"/>
        </table:table-row>
        <table:table-row table:style-name="ro36">
          <table:table-cell table:style-name="ce90" table:formula="of:=IF([$'相關聯結-關聯度'.H3]=&quot;*&quot;;&quot;□&quot;;&quot;■&quot;)" office:value-type="string" office:string-value="□">
            <text:p>□</text:p>
          </table:table-cell>
          <table:table-cell table:style-name="ce79" table:formula="of:=[$授課大綱.A13]" office:value-type="string" office:string-value="管理知能於組織資源之運用能力　">
            <text:p>管理知能於組織資源之運用能力　</text:p>
          </table:table-cell>
          <table:table-cell table:style-name="ce96" table:formula="of:=IF([.$A14]=&quot;■&quot;;IF([$'相關聯結─符合度'.$H$10]=[.C$13];&quot;*&quot;;&quot;&quot;);&quot;&quot;)">
            <text:p/>
          </table:table-cell>
          <table:table-cell table:style-name="ce96" table:formula="of:=IF([.$A14]=&quot;■&quot;;IF([$'相關聯結─符合度'.$H$10]=[.D$13];&quot;*&quot;;&quot;&quot;);&quot;&quot;)">
            <text:p/>
          </table:table-cell>
          <table:table-cell table:style-name="ce96" table:formula="of:=IF([.$A14]=&quot;■&quot;;IF([$'相關聯結─符合度'.$H$10]=[.E$13];&quot;*&quot;;&quot;&quot;);&quot;&quot;)">
            <text:p/>
          </table:table-cell>
          <table:table-cell table:style-name="ce96" table:formula="of:=IF([.$A14]=&quot;■&quot;;IF([$'相關聯結─符合度'.$H$10]=[.F$13];&quot;*&quot;;&quot;&quot;);&quot;&quot;)">
            <text:p/>
          </table:table-cell>
          <table:table-cell table:style-name="ce96" table:formula="of:=IF([.$A14]=&quot;■&quot;;IF([$'相關聯結─符合度'.$H$10]=[.G$13];&quot;*&quot;;&quot;&quot;);&quot;&quot;)">
            <text:p/>
          </table:table-cell>
          <table:table-cell table:number-columns-repeated="1017"/>
        </table:table-row>
        <table:table-row table:style-name="ro36">
          <table:table-cell table:style-name="ce90" table:formula="of:=IF([$'相關聯結-關聯度'.H4]=&quot;*&quot;;&quot;□&quot;;&quot;■&quot;)" office:value-type="string" office:string-value="■">
            <text:p>■</text:p>
          </table:table-cell>
          <table:table-cell table:style-name="ce79" table:formula="of:=[$授課大綱.A14]" office:value-type="string" office:string-value="資訊技能於資訊系統之應用能力">
            <text:p>資訊技能於資訊系統之應用能力</text:p>
          </table:table-cell>
          <table:table-cell table:style-name="ce96" table:formula="of:=IF([.$A15]=&quot;■&quot;;IF([$'相關聯結─符合度'.$I$10]=[.C$13];&quot;*&quot;;&quot;&quot;);&quot;&quot;)" office:value-type="string" office:string-value="*">
            <text:p>*</text:p>
          </table:table-cell>
          <table:table-cell table:style-name="ce96" table:formula="of:=IF([.$A15]=&quot;■&quot;;IF([$'相關聯結─符合度'.$I$10]=[.D$13];&quot;*&quot;;&quot;&quot;);&quot;&quot;)">
            <text:p/>
          </table:table-cell>
          <table:table-cell table:style-name="ce96" table:formula="of:=IF([.$A15]=&quot;■&quot;;IF([$'相關聯結─符合度'.$I$10]=[.E$13];&quot;*&quot;;&quot;&quot;);&quot;&quot;)">
            <text:p/>
          </table:table-cell>
          <table:table-cell table:style-name="ce96" table:formula="of:=IF([.$A15]=&quot;■&quot;;IF([$'相關聯結─符合度'.$I$10]=[.F$13];&quot;*&quot;;&quot;&quot;);&quot;&quot;)">
            <text:p/>
          </table:table-cell>
          <table:table-cell table:style-name="ce96" table:formula="of:=IF([.$A15]=&quot;■&quot;;IF([$'相關聯結─符合度'.$I$10]=[.G$13];&quot;*&quot;;&quot;&quot;);&quot;&quot;)">
            <text:p/>
          </table:table-cell>
          <table:table-cell table:number-columns-repeated="1017"/>
        </table:table-row>
        <table:table-row table:style-name="ro36">
          <table:table-cell table:style-name="ce90" table:formula="of:=IF([$'相關聯結-關聯度'.H5]=&quot;*&quot;;&quot;□&quot;;&quot;■&quot;)" office:value-type="string" office:string-value="□">
            <text:p>□</text:p>
          </table:table-cell>
          <table:table-cell table:style-name="ce79" table:formula="of:=[$授課大綱.A15]" office:value-type="string" office:string-value="專業倫理與團隊合作協調能力">
            <text:p>專業倫理與團隊合作協調能力</text:p>
          </table:table-cell>
          <table:table-cell table:style-name="ce96" table:formula="of:=IF([.$A16]=&quot;■&quot;;IF([$'相關聯結─符合度'.$J$10]=[.C$13];&quot;*&quot;;&quot;&quot;);&quot;&quot;)">
            <text:p/>
          </table:table-cell>
          <table:table-cell table:style-name="ce96" table:formula="of:=IF([.$A16]=&quot;■&quot;;IF([$'相關聯結─符合度'.$J$10]=[.D$13];&quot;*&quot;;&quot;&quot;);&quot;&quot;)">
            <text:p/>
          </table:table-cell>
          <table:table-cell table:style-name="ce96" table:formula="of:=IF([.$A16]=&quot;■&quot;;IF([$'相關聯結─符合度'.$J$10]=[.E$13];&quot;*&quot;;&quot;&quot;);&quot;&quot;)">
            <text:p/>
          </table:table-cell>
          <table:table-cell table:style-name="ce96" table:formula="of:=IF([.$A16]=&quot;■&quot;;IF([$'相關聯結─符合度'.$J$10]=[.F$13];&quot;*&quot;;&quot;&quot;);&quot;&quot;)">
            <text:p/>
          </table:table-cell>
          <table:table-cell table:style-name="ce96" table:formula="of:=IF([.$A16]=&quot;■&quot;;IF([$'相關聯結─符合度'.$J$10]=[.G$13];&quot;*&quot;;&quot;&quot;);&quot;&quot;)">
            <text:p/>
          </table:table-cell>
          <table:table-cell table:number-columns-repeated="1017"/>
        </table:table-row>
        <table:table-row table:style-name="ro36">
          <table:table-cell table:style-name="ce90" table:formula="of:=IF([$'相關聯結-關聯度'.H6]=&quot;*&quot;;&quot;□&quot;;&quot;■&quot;)" office:value-type="string" office:string-value="■">
            <text:p>■</text:p>
          </table:table-cell>
          <table:table-cell table:style-name="ce79" table:formula="of:=[$授課大綱.A16]" office:value-type="string" office:string-value="資管相關時事議題認知與自主學習能力">
            <text:p>資管相關時事議題認知與自主學習能力</text:p>
          </table:table-cell>
          <table:table-cell table:style-name="ce96" table:formula="of:=IF([.$A17]=&quot;■&quot;;IF([$'相關聯結─符合度'.$K$10]=[.C$13];&quot;*&quot;;&quot;&quot;);&quot;&quot;)" office:value-type="string" office:string-value="*">
            <text:p>*</text:p>
          </table:table-cell>
          <table:table-cell table:style-name="ce96" table:formula="of:=IF([.$A17]=&quot;■&quot;;IF([$'相關聯結─符合度'.$K$10]=[.D$13];&quot;*&quot;;&quot;&quot;);&quot;&quot;)">
            <text:p/>
          </table:table-cell>
          <table:table-cell table:style-name="ce96" table:formula="of:=IF([.$A17]=&quot;■&quot;;IF([$'相關聯結─符合度'.$K$10]=[.E$13];&quot;*&quot;;&quot;&quot;);&quot;&quot;)">
            <text:p/>
          </table:table-cell>
          <table:table-cell table:style-name="ce96" table:formula="of:=IF([.$A17]=&quot;■&quot;;IF([$'相關聯結─符合度'.$K$10]=[.F$13];&quot;*&quot;;&quot;&quot;);&quot;&quot;)">
            <text:p/>
          </table:table-cell>
          <table:table-cell table:style-name="ce96" table:formula="of:=IF([.$A17]=&quot;■&quot;;IF([$'相關聯結─符合度'.$K$10]=[.G$13];&quot;*&quot;;&quot;&quot;);&quot;&quot;)">
            <text:p/>
          </table:table-cell>
          <table:table-cell table:number-columns-repeated="1017"/>
        </table:table-row>
        <table:table-row table:style-name="ro32">
          <table:table-cell table:style-name="ce90" table:formula="of:=IF([$'相關聯結-關聯度'.H7]=&quot;*&quot;;&quot;□&quot;;&quot;■&quot;)" office:value-type="string" office:string-value="□">
            <text:p>□</text:p>
          </table:table-cell>
          <table:table-cell table:style-name="ce79" table:formula="of:=[$授課大綱.A17]" office:value-type="float" office:value="0">
            <text:p>0</text:p>
          </table:table-cell>
          <table:table-cell table:style-name="ce96" table:formula="of:=IF([.$A18]=&quot;■&quot;;IF([$'相關聯結─符合度'.$L$10]=[.C$13];&quot;*&quot;;&quot;&quot;);&quot;&quot;)">
            <text:p/>
          </table:table-cell>
          <table:table-cell table:style-name="ce96" table:formula="of:=IF([.$A18]=&quot;■&quot;;IF([$'相關聯結─符合度'.$L$10]=[.D$13];&quot;*&quot;;&quot;&quot;);&quot;&quot;)">
            <text:p/>
          </table:table-cell>
          <table:table-cell table:style-name="ce96" table:formula="of:=IF([.$A18]=&quot;■&quot;;IF([$'相關聯結─符合度'.$L$10]=[.E$13];&quot;*&quot;;&quot;&quot;);&quot;&quot;)">
            <text:p/>
          </table:table-cell>
          <table:table-cell table:style-name="ce96" table:formula="of:=IF([.$A18]=&quot;■&quot;;IF([$'相關聯結─符合度'.$L$10]=[.F$13];&quot;*&quot;;&quot;&quot;);&quot;&quot;)">
            <text:p/>
          </table:table-cell>
          <table:table-cell table:style-name="ce96" table:formula="of:=IF([.$A18]=&quot;■&quot;;IF([$'相關聯結─符合度'.$L$10]=[.G$13];&quot;*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91" office:value-type="string">
            <text:p>請針對評量結果不佳部分提出改善建議：</text:p>
          </table:table-cell>
          <table:table-cell table:style-name="ce92" table:number-columns-repeated="3"/>
          <table:table-cell table:style-name="ce101" table:number-columns-repeated="4"/>
          <table:table-cell table:style-name="ce44"/>
          <table:table-cell table:style-name="ce102"/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相關聯結-關聯度" table:style-name="ta10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office:forms form:automatic-focus="false" form:apply-design-mode="false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41" table:default-cell-style-name="ce106"/>
        <table:table-column table:style-name="co42" table:default-cell-style-name="ce106"/>
        <table:table-column table:style-name="co41" table:default-cell-style-name="ce106"/>
        <table:table-column table:style-name="co42" table:default-cell-style-name="ce106"/>
        <table:table-column table:style-name="co11" table:default-cell-style-name="ce106"/>
        <table:table-column table:style-name="co43" table:default-cell-style-name="ce106"/>
        <table:table-column table:style-name="co44" table:default-cell-style-name="ce106"/>
        <table:table-column table:style-name="co11" table:default-cell-style-name="ce106"/>
        <table:table-column table:style-name="co41" table:number-columns-repeated="5" table:default-cell-style-name="ce106"/>
        <table:table-column table:style-name="co11" table:number-columns-repeated="240" table:default-cell-style-name="ce106"/>
        <table:table-column table:style-name="co11" table:number-columns-repeated="767" table:default-cell-style-name="Default"/>
        <table:table-row table:style-name="ro3">
          <table:table-cell table:style-name="ce103" office:value-type="string" table:number-columns-spanned="8" table:number-rows-spanned="1">
            <text:p>自動產生</text:p>
          </table:table-cell>
          <table:covered-table-cell table:number-columns-repeated="7" table:style-name="ce103"/>
          <table:table-cell table:number-columns-repeated="1016"/>
        </table:table-row>
        <table:table-row table:style-name="ro37">
          <table:table-cell table:style-name="ce104" office:value-type="string" table:number-columns-spanned="3" table:number-rows-spanned="1">
            <text:p>本課程與系所培養學生核心能力關聯度</text:p>
          </table:table-cell>
          <table:covered-table-cell table:number-columns-repeated="2" table:style-name="ce104"/>
          <table:table-cell table:style-name="ce113" office:value-type="string">
            <text:p>高度關聯</text:p>
          </table:table-cell>
          <table:table-cell table:style-name="ce113" office:value-type="string">
            <text:p>中高關聯</text:p>
          </table:table-cell>
          <table:table-cell table:style-name="ce113" office:value-type="string">
            <text:p>中度關聯</text:p>
          </table:table-cell>
          <table:table-cell table:style-name="ce113" office:value-type="string">
            <text:p>中低度關聯</text:p>
          </table:table-cell>
          <table:table-cell table:style-name="ce113" office:value-type="string">
            <text:p>低度關聯</text:p>
          </table:table-cell>
          <table:table-cell table:style-name="ce121"/>
          <table:table-cell table:style-name="ce123" table:number-columns-repeated="1015"/>
        </table:table-row>
        <table:table-row table:style-name="ro38">
          <table:table-cell table:style-name="ce105" office:value-type="string" table:number-columns-spanned="1" table:number-rows-spanned="5">
            <text:p>核心能力</text:p>
          </table:table-cell>
          <table:table-cell table:style-name="ce110" table:formula="of:=[$授課大綱.A13]" office:value-type="string" office:string-value="管理知能於組織資源之運用能力　" table:number-columns-spanned="2" table:number-rows-spanned="1">
            <text:p>管理知能於組織資源之運用能力　</text:p>
          </table:table-cell>
          <table:covered-table-cell table:style-name="ce110"/>
          <table:table-cell table:style-name="ce114" table:formula="of:=IF([.$M$21]=[.D2];&quot;*&quot;;&quot;&quot;)">
            <text:p/>
          </table:table-cell>
          <table:table-cell table:style-name="ce114" table:formula="of:=IF([.$M$21]=[.E2];&quot;*&quot;;&quot;&quot;)">
            <text:p/>
          </table:table-cell>
          <table:table-cell table:style-name="ce114" table:formula="of:=IF([.$M$21]=[.F2];&quot;*&quot;;&quot;&quot;)">
            <text:p/>
          </table:table-cell>
          <table:table-cell table:style-name="ce114" table:formula="of:=IF([.$M$21]=[.G2];&quot;*&quot;;&quot;&quot;)">
            <text:p/>
          </table:table-cell>
          <table:table-cell table:style-name="ce114" table:formula="of:=IF([.$M$21]=[.H2];&quot;*&quot;;&quot;&quot;)" office:value-type="string" office:string-value="*">
            <text:p>*</text:p>
          </table:table-cell>
          <table:table-cell table:style-name="ce122"/>
          <table:table-cell table:number-columns-repeated="1015"/>
        </table:table-row>
        <table:table-row table:style-name="ro17">
          <table:covered-table-cell table:style-name="ce105"/>
          <table:table-cell table:style-name="ce110" table:formula="of:=[$授課大綱.A14]" office:value-type="string" office:string-value="資訊技能於資訊系統之應用能力" table:number-columns-spanned="2" table:number-rows-spanned="1">
            <text:p>資訊技能於資訊系統之應用能力</text:p>
          </table:table-cell>
          <table:covered-table-cell table:style-name="ce110"/>
          <table:table-cell table:style-name="ce114" table:formula="of:=IF([.$N$21]=[.D$2];&quot;*&quot;;&quot;&quot;)" office:value-type="string" office:string-value="*">
            <text:p>*</text:p>
          </table:table-cell>
          <table:table-cell table:style-name="ce114" table:formula="of:=IF([.$N$21]=[.E$2];&quot;*&quot;;&quot;&quot;)">
            <text:p/>
          </table:table-cell>
          <table:table-cell table:style-name="ce114" table:formula="of:=IF([.$N$21]=[.F$2];&quot;*&quot;;&quot;&quot;)">
            <text:p/>
          </table:table-cell>
          <table:table-cell table:style-name="ce114" table:formula="of:=IF([.$N$21]=[.G$2];&quot;*&quot;;&quot;&quot;)">
            <text:p/>
          </table:table-cell>
          <table:table-cell table:style-name="ce114" table:formula="of:=IF([.$N$21]=[.H$2];&quot;*&quot;;&quot;&quot;)">
            <text:p/>
          </table:table-cell>
          <table:table-cell table:style-name="ce122"/>
          <table:table-cell table:style-name="ce109" table:formula="of:=[.K4]-[.$J$6]" office:value-type="float" office:value="0">
            <text:p>0</text:p>
          </table:table-cell>
          <table:table-cell table:style-name="ce109" table:formula="of:=[.L4]-[.$J$6]" office:value-type="float" office:value="4">
            <text:p>4</text:p>
          </table:table-cell>
          <table:table-cell table:style-name="ce109" table:formula="of:=[.M4]-[.$J$6]" office:value-type="float" office:value="8">
            <text:p>8</text:p>
          </table:table-cell>
          <table:table-cell table:style-name="ce109" table:formula="of:=[.N4]-[.$J$6]" office:value-type="float" office:value="12">
            <text:p>12</text:p>
          </table:table-cell>
          <table:table-cell table:style-name="ce109" office:value-type="float" office:value="16">
            <text:p>16</text:p>
          </table:table-cell>
          <table:table-cell table:number-columns-repeated="1010"/>
        </table:table-row>
        <table:table-row table:style-name="ro13">
          <table:covered-table-cell table:style-name="ce105"/>
          <table:table-cell table:style-name="ce110" table:formula="of:=[$授課大綱.A15]" office:value-type="string" office:string-value="專業倫理與團隊合作協調能力" table:number-columns-spanned="2" table:number-rows-spanned="1">
            <text:p>專業倫理與團隊合作協調能力</text:p>
          </table:table-cell>
          <table:covered-table-cell table:style-name="ce110"/>
          <table:table-cell table:style-name="ce114" table:formula="of:=IF([.$O$21]=[.D$2];&quot;*&quot;;&quot;&quot;)">
            <text:p/>
          </table:table-cell>
          <table:table-cell table:style-name="ce114" table:formula="of:=IF([.$O$21]=[.E$2];&quot;*&quot;;&quot;&quot;)">
            <text:p/>
          </table:table-cell>
          <table:table-cell table:style-name="ce114" table:formula="of:=IF([.$O$21]=[.F$2];&quot;*&quot;;&quot;&quot;)">
            <text:p/>
          </table:table-cell>
          <table:table-cell table:style-name="ce114" table:formula="of:=IF([.$O$21]=[.G$2];&quot;*&quot;;&quot;&quot;)">
            <text:p/>
          </table:table-cell>
          <table:table-cell table:style-name="ce114" table:formula="of:=IF([.$O$21]=[.H$2];&quot;*&quot;;&quot;&quot;)" office:value-type="string" office:string-value="*">
            <text:p>*</text:p>
          </table:table-cell>
          <table:table-cell table:style-name="ce122"/>
          <table:table-cell table:style-name="ce124" office:value-type="string">
            <text:p>低度關聯</text:p>
          </table:table-cell>
          <table:table-cell table:style-name="ce124" office:value-type="string">
            <text:p>中低度關聯</text:p>
          </table:table-cell>
          <table:table-cell table:style-name="ce124" office:value-type="string">
            <text:p>中度關聯</text:p>
          </table:table-cell>
          <table:table-cell table:style-name="ce124" office:value-type="string">
            <text:p>中高關聯</text:p>
          </table:table-cell>
          <table:table-cell table:style-name="ce124" office:value-type="string">
            <text:p>高度關聯</text:p>
          </table:table-cell>
          <table:table-cell table:number-columns-repeated="1010"/>
        </table:table-row>
        <table:table-row table:style-name="ro35">
          <table:covered-table-cell table:style-name="ce105"/>
          <table:table-cell table:style-name="ce110" table:formula="of:=[$授課大綱.A16]" office:value-type="string" office:string-value="資管相關時事議題認知與自主學習能力" table:number-columns-spanned="2" table:number-rows-spanned="1">
            <text:p>資管相關時事議題認知與自主學習能力</text:p>
          </table:table-cell>
          <table:covered-table-cell table:style-name="ce110"/>
          <table:table-cell table:style-name="ce114" table:formula="of:=IF([.$P$21]=[.D$2];&quot;*&quot;;&quot;&quot;)" office:value-type="string" office:string-value="*">
            <text:p>*</text:p>
          </table:table-cell>
          <table:table-cell table:style-name="ce114" table:formula="of:=IF([.$P$21]=[.E$2];&quot;*&quot;;&quot;&quot;)">
            <text:p/>
          </table:table-cell>
          <table:table-cell table:style-name="ce114" table:formula="of:=IF([.$P$21]=[.F$2];&quot;*&quot;;&quot;&quot;)">
            <text:p/>
          </table:table-cell>
          <table:table-cell table:style-name="ce114" table:formula="of:=IF([.$P$21]=[.G$2];&quot;*&quot;;&quot;&quot;)">
            <text:p/>
          </table:table-cell>
          <table:table-cell table:style-name="ce114" table:formula="of:=IF([.$P$21]=[.H$2];&quot;*&quot;;&quot;&quot;)">
            <text:p/>
          </table:table-cell>
          <table:table-cell table:style-name="ce122"/>
          <table:table-cell table:style-name="ce125" table:formula="of:=16/4" office:value-type="float" office:value="4">
            <text:p>4</text:p>
          </table:table-cell>
          <table:table-cell table:number-columns-repeated="1014"/>
        </table:table-row>
        <table:table-row table:style-name="ro15">
          <table:covered-table-cell table:style-name="ce105"/>
          <table:table-cell table:style-name="ce110" table:formula="of:=[$授課大綱.A17]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114" table:formula="of:=IF([.$Q$21]=[.D$2];&quot;*&quot;;&quot;&quot;)">
            <text:p/>
          </table:table-cell>
          <table:table-cell table:style-name="ce114" table:formula="of:=IF([.$Q$21]=[.E$2];&quot;*&quot;;&quot;&quot;)">
            <text:p/>
          </table:table-cell>
          <table:table-cell table:style-name="ce114" table:formula="of:=IF([.$Q$21]=[.F$2];&quot;*&quot;;&quot;&quot;)">
            <text:p/>
          </table:table-cell>
          <table:table-cell table:style-name="ce114" table:formula="of:=IF([.$Q$21]=[.G$2];&quot;*&quot;;&quot;&quot;)">
            <text:p/>
          </table:table-cell>
          <table:table-cell table:style-name="ce114" table:formula="of:=IF([.$Q$21]=[.H$2];&quot;*&quot;;&quot;&quot;)" office:value-type="string" office:string-value="*">
            <text:p>*</text:p>
          </table:table-cell>
          <table:table-cell table:style-name="ce12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9">
          <table:table-cell table:style-name="ce107" office:value-type="string" table:number-columns-spanned="3" table:number-rows-spanned="1">
            <text:p>教學目標與核心能力之相關聯性</text:p>
          </table:table-cell>
          <table:covered-table-cell table:number-columns-repeated="2" table:style-name="ce107"/>
          <table:table-cell table:style-name="ce115" table:formula="of:=[$授課大綱.C18]" office:value-type="string" office:string-value="管理知能於組織資源之運用能力　">
            <text:p>管理知能於組織資源之運用能力　</text:p>
          </table:table-cell>
          <table:table-cell table:style-name="ce115" table:formula="of:=[$授課大綱.D18]" office:value-type="string" office:string-value="資訊技能於資訊系統之應用能力">
            <text:p>資訊技能於資訊系統之應用能力</text:p>
          </table:table-cell>
          <table:table-cell table:style-name="ce115" table:formula="of:=[$授課大綱.E18]" office:value-type="string" office:string-value="專業倫理與團隊合作協調能力">
            <text:p>專業倫理與團隊合作協調能力</text:p>
          </table:table-cell>
          <table:table-cell table:style-name="ce115" table:formula="of:=[$授課大綱.F18]" office:value-type="string" office:string-value="資管相關時事議題認知與自主學習能力">
            <text:p>資管相關時事議題認知與自主學習能力</text:p>
          </table:table-cell>
          <table:table-cell table:style-name="ce119" table:formula="of:=[$授課大綱.G18]" office:value-type="float" office:value="0">
            <text:p>0</text:p>
          </table:table-cell>
          <table:table-cell table:style-name="ce123" table:number-columns-repeated="1016"/>
        </table:table-row>
        <table:table-row table:style-name="ro32">
          <table:table-cell table:style-name="ce108" office:value-type="string" table:number-columns-spanned="1" table:number-rows-spanned="5">
            <text:p>教學目標</text:p>
          </table:table-cell>
          <table:table-cell table:style-name="ce111" table:formula="of:=[$授課大綱.A19]" office:value-type="string" office:string-value="英文閱讀能力" table:number-columns-spanned="2" table:number-rows-spanned="1">
            <text:p>英文閱讀能力</text:p>
          </table:table-cell>
          <table:covered-table-cell table:style-name="ce111"/>
          <table:table-cell table:style-name="ce116" table:formula="of:=[$授課大綱.C19]" office:value-type="float" office:value="0">
            <text:p>0</text:p>
          </table:table-cell>
          <table:table-cell table:style-name="ce116" table:formula="of:=[$授課大綱.D19]" office:value-type="string" office:string-value="*">
            <text:p>*</text:p>
          </table:table-cell>
          <table:table-cell table:style-name="ce116" table:formula="of:=[$授課大綱.E19]" office:value-type="float" office:value="0">
            <text:p>0</text:p>
          </table:table-cell>
          <table:table-cell table:style-name="ce116" table:formula="of:=[$授課大綱.F19]" office:value-type="string" office:string-value="*">
            <text:p>*</text:p>
          </table:table-cell>
          <table:table-cell table:style-name="ce116" table:formula="of:=[$授課大綱.G19]" office:value-type="float" office:value="0">
            <text:p>0</text:p>
          </table:table-cell>
          <table:table-cell/>
          <table:table-cell table:style-name="ce126" office:value-type="string">
            <text:p>max:</text:p>
          </table:table-cell>
          <table:table-cell table:style-name="ce126" table:formula="of:=MAX([.M20:.Q20])" office:value-type="float" office:value="46">
            <text:p>46</text:p>
          </table:table-cell>
          <table:table-cell table:number-columns-repeated="1013"/>
        </table:table-row>
        <table:table-row table:style-name="ro9">
          <table:covered-table-cell table:style-name="ce108"/>
          <table:table-cell table:style-name="ce111" table:formula="of:=[$授課大綱.A20]" office:value-type="string" office:string-value="網路使用能力" table:number-columns-spanned="2" table:number-rows-spanned="1">
            <text:p>網路使用能力</text:p>
          </table:table-cell>
          <table:covered-table-cell table:style-name="ce111"/>
          <table:table-cell table:style-name="ce116" table:formula="of:=[$授課大綱.C20]" office:value-type="float" office:value="0">
            <text:p>0</text:p>
          </table:table-cell>
          <table:table-cell table:style-name="ce116" table:formula="of:=[$授課大綱.D20]" office:value-type="string" office:string-value="*">
            <text:p>*</text:p>
          </table:table-cell>
          <table:table-cell table:style-name="ce116" table:formula="of:=[$授課大綱.E20]" office:value-type="float" office:value="0">
            <text:p>0</text:p>
          </table:table-cell>
          <table:table-cell table:style-name="ce116" table:formula="of:=[$授課大綱.F20]" office:value-type="string" office:string-value="*">
            <text:p>*</text:p>
          </table:table-cell>
          <table:table-cell table:style-name="ce116" table:formula="of:=[$授課大綱.G20]" office:value-type="float" office:value="0">
            <text:p>0</text:p>
          </table:table-cell>
          <table:table-cell/>
          <table:table-cell table:style-name="ce126" office:value-type="string">
            <text:p>min:</text:p>
          </table:table-cell>
          <table:table-cell table:style-name="ce126" table:formula="of:=MIN([.M20:.Q20])" office:value-type="float" office:value="0">
            <text:p>0</text:p>
          </table:table-cell>
          <table:table-cell table:number-columns-repeated="1013"/>
        </table:table-row>
        <table:table-row table:style-name="ro9">
          <table:covered-table-cell table:style-name="ce108"/>
          <table:table-cell table:style-name="ce111" table:formula="of:=[$授課大綱.A21]" office:value-type="string" office:string-value="閱讀習慣" table:number-columns-spanned="2" table:number-rows-spanned="1">
            <text:p>閱讀習慣</text:p>
          </table:table-cell>
          <table:covered-table-cell table:style-name="ce111"/>
          <table:table-cell table:style-name="ce116" table:formula="of:=[$授課大綱.C21]" office:value-type="float" office:value="0">
            <text:p>0</text:p>
          </table:table-cell>
          <table:table-cell table:style-name="ce116" table:formula="of:=[$授課大綱.D21]" office:value-type="string" office:string-value=" ">
            <text:p><text:s/></text:p>
          </table:table-cell>
          <table:table-cell table:style-name="ce116" table:formula="of:=[$授課大綱.E21]" office:value-type="float" office:value="0">
            <text:p>0</text:p>
          </table:table-cell>
          <table:table-cell table:style-name="ce116" table:formula="of:=[$授課大綱.F21]" office:value-type="string" office:string-value="*">
            <text:p>*</text:p>
          </table:table-cell>
          <table:table-cell table:style-name="ce116" table:formula="of:=[$授課大綱.G21]" office:value-type="float" office:value="0">
            <text:p>0</text:p>
          </table:table-cell>
          <table:table-cell table:style-name="ce122"/>
          <table:table-cell table:style-name="ce127" office:value-type="string">
            <text:p>range</text:p>
          </table:table-cell>
          <table:table-cell table:style-name="ce126" table:formula="of:=([.K10]-[.K11])/4" office:value-type="float" office:value="11.5">
            <text:p>11.5</text:p>
          </table:table-cell>
          <table:table-cell table:number-columns-repeated="1013"/>
        </table:table-row>
        <table:table-row table:style-name="ro9">
          <table:covered-table-cell table:style-name="ce108"/>
          <table:table-cell table:style-name="ce111" table:formula="of:=[$授課大綱.A22]" office:value-type="string" office:string-value="中翻英能力" table:number-columns-spanned="2" table:number-rows-spanned="1">
            <text:p>中翻英能力</text:p>
          </table:table-cell>
          <table:covered-table-cell table:style-name="ce111"/>
          <table:table-cell table:style-name="ce116" table:formula="of:=[$授課大綱.C22]" office:value-type="float" office:value="0">
            <text:p>0</text:p>
          </table:table-cell>
          <table:table-cell table:style-name="ce116" table:formula="of:=[$授課大綱.D22]" office:value-type="string" office:string-value=" ">
            <text:p><text:s/></text:p>
          </table:table-cell>
          <table:table-cell table:style-name="ce116" table:formula="of:=[$授課大綱.E22]" office:value-type="float" office:value="0">
            <text:p>0</text:p>
          </table:table-cell>
          <table:table-cell table:style-name="ce118" table:formula="of:=[$授課大綱.F22]" office:value-type="string" office:string-value="*">
            <text:p>*</text:p>
          </table:table-cell>
          <table:table-cell table:style-name="ce116" table:formula="of:=[$授課大綱.G22]" office:value-type="float" office:value="0">
            <text:p>0</text:p>
          </table:table-cell>
          <table:table-cell table:number-columns-repeated="1016"/>
        </table:table-row>
        <table:table-row table:style-name="ro40">
          <table:covered-table-cell table:style-name="ce108"/>
          <table:table-cell table:style-name="ce111" table:formula="of:=[$授課大綱.A23]" office:value-type="string" office:string-value="聽力" table:number-columns-spanned="2" table:number-rows-spanned="1">
            <text:p>聽力</text:p>
          </table:table-cell>
          <table:covered-table-cell table:style-name="ce111"/>
          <table:table-cell table:style-name="ce116" table:formula="of:=[$授課大綱.C23]" office:value-type="float" office:value="0">
            <text:p>0</text:p>
          </table:table-cell>
          <table:table-cell table:style-name="ce116" table:formula="of:=[$授課大綱.D23]" office:value-type="string" office:string-value=" ">
            <text:p><text:s/></text:p>
          </table:table-cell>
          <table:table-cell table:style-name="ce116" table:formula="of:=[$授課大綱.E23]" office:value-type="string" office:string-value=" ">
            <text:p><text:s/></text:p>
          </table:table-cell>
          <table:table-cell table:style-name="ce116" table:formula="of:=[$授課大綱.F23]" office:value-type="string" office:string-value="*">
            <text:p>*</text:p>
          </table:table-cell>
          <table:table-cell table:style-name="ce116" table:formula="of:=[$授課大綱.G23]" office:value-type="float" office:value="0">
            <text:p>0</text:p>
          </table:table-cell>
          <table:table-cell/>
          <table:table-cell table:style-name="ce107" office:value-type="string" table:number-columns-spanned="3" table:number-rows-spanned="1">
            <text:p>教學目標與核心能力之得分數</text:p>
          </table:table-cell>
          <table:covered-table-cell table:number-columns-repeated="2" table:style-name="ce107"/>
          <table:table-cell table:style-name="ce115" table:formula="of:=[$授課大綱.C18]" office:value-type="string" office:string-value="管理知能於組織資源之運用能力　">
            <text:p>管理知能於組織資源之運用能力　</text:p>
          </table:table-cell>
          <table:table-cell table:style-name="ce115" table:formula="of:=[$授課大綱.D18]" office:value-type="string" office:string-value="資訊技能於資訊系統之應用能力">
            <text:p>資訊技能於資訊系統之應用能力</text:p>
          </table:table-cell>
          <table:table-cell table:style-name="ce115" table:formula="of:=[$授課大綱.E18]" office:value-type="string" office:string-value="專業倫理與團隊合作協調能力">
            <text:p>專業倫理與團隊合作協調能力</text:p>
          </table:table-cell>
          <table:table-cell table:style-name="ce115" table:formula="of:=[$授課大綱.F18]" office:value-type="string" office:string-value="資管相關時事議題認知與自主學習能力">
            <text:p>資管相關時事議題認知與自主學習能力</text:p>
          </table:table-cell>
          <table:table-cell table:style-name="ce119" table:formula="of:=[$授課大綱.G18]" office:value-type="float" office:value="0">
            <text:p>0</text:p>
          </table:table-cell>
          <table:table-cell table:number-columns-repeated="1007"/>
        </table:table-row>
        <table:table-row table:style-name="ro32">
          <table:table-cell table:style-name="ce108" office:value-type="string" table:number-columns-spanned="1" table:number-rows-spanned="20">
            <text:p>每週授課主題</text:p>
          </table:table-cell>
          <table:table-cell table:style-name="ce109" office:value-type="string">
            <text:p>週次</text:p>
          </table:table-cell>
          <table:table-cell table:style-name="ce109" office:value-type="string">
            <text:p>課程內容</text:p>
          </table:table-cell>
          <table:table-cell table:style-name="ce109" office:value-type="string" table:number-columns-spanned="5" table:number-rows-spanned="1">
            <text:p>授課內容與教學目標相關性</text:p>
          </table:table-cell>
          <table:covered-table-cell table:number-columns-repeated="4" table:style-name="ce109"/>
          <table:table-cell/>
          <table:table-cell table:style-name="ce128" office:value-type="string" table:number-columns-spanned="1" table:number-rows-spanned="5">
            <text:p>教學目標</text:p>
          </table:table-cell>
          <table:table-cell table:style-name="ce111" table:formula="of:=[$授課大綱.A19]" office:value-type="string" office:string-value="英文閱讀能力" table:number-columns-spanned="2" table:number-rows-spanned="1">
            <text:p>英文閱讀能力</text:p>
          </table:table-cell>
          <table:covered-table-cell table:style-name="ce111"/>
          <table:table-cell table:style-name="ce116" table:formula="of:=IF([.D10]=&quot;*&quot;;[.$D$35];&quot;&quot;)">
            <text:p/>
          </table:table-cell>
          <table:table-cell table:style-name="ce116" table:formula="of:=IF([.E10]=&quot;*&quot;;[.$D$35];&quot;&quot;)" office:value-type="float" office:value="17">
            <text:p>17</text:p>
          </table:table-cell>
          <table:table-cell table:style-name="ce116" table:formula="of:=IF([.F10]=&quot;*&quot;;[.$D$35];&quot;&quot;)">
            <text:p/>
          </table:table-cell>
          <table:table-cell table:style-name="ce116" table:formula="of:=IF([.G10]=&quot;*&quot;;[.$D$35];&quot;&quot;)" office:value-type="float" office:value="17">
            <text:p>17</text:p>
          </table:table-cell>
          <table:table-cell table:style-name="ce116" table:formula="of:=IF([.H10]=&quot;*&quot;;[.$D$35];&quot;&quot;)">
            <text:p/>
          </table:table-cell>
          <table:table-cell table:number-columns-repeated="1007"/>
        </table:table-row>
        <table:table-row table:style-name="ro39">
          <table:covered-table-cell table:style-name="ce108"/>
          <table:table-cell table:style-name="ce109" table:number-columns-repeated="2"/>
          <table:table-cell table:style-name="ce117" table:formula="of:=[.B10]" office:value-type="string" office:string-value="英文閱讀能力">
            <text:p>英文閱讀能力</text:p>
          </table:table-cell>
          <table:table-cell table:style-name="ce117" table:formula="of:=[.B11]" office:value-type="string" office:string-value="網路使用能力">
            <text:p>網路使用能力</text:p>
          </table:table-cell>
          <table:table-cell table:style-name="ce117" table:formula="of:=[.B12]" office:value-type="string" office:string-value="閱讀習慣">
            <text:p>閱讀習慣</text:p>
          </table:table-cell>
          <table:table-cell table:style-name="ce117" table:formula="of:=[.B13]" office:value-type="string" office:string-value="中翻英能力">
            <text:p>中翻英能力</text:p>
          </table:table-cell>
          <table:table-cell table:style-name="ce120" table:formula="of:=[.B14]" office:value-type="string" office:string-value="聽力">
            <text:p>聽力</text:p>
          </table:table-cell>
          <table:table-cell/>
          <table:covered-table-cell table:style-name="ce128"/>
          <table:table-cell table:style-name="ce111" table:formula="of:=[$授課大綱.A20]" office:value-type="string" office:string-value="網路使用能力" table:number-columns-spanned="2" table:number-rows-spanned="1">
            <text:p>網路使用能力</text:p>
          </table:table-cell>
          <table:covered-table-cell table:style-name="ce111"/>
          <table:table-cell table:style-name="ce116" table:formula="of:=IF([.D11]=&quot;*&quot;;[.$E$35];&quot;&quot;)">
            <text:p/>
          </table:table-cell>
          <table:table-cell table:style-name="ce116" table:formula="of:=IF([.E11]=&quot;*&quot;;[.$E$35];&quot;&quot;)" office:value-type="float" office:value="17">
            <text:p>17</text:p>
          </table:table-cell>
          <table:table-cell table:style-name="ce116" table:formula="of:=IF([.F11]=&quot;*&quot;;[.$E$35];&quot;&quot;)">
            <text:p/>
          </table:table-cell>
          <table:table-cell table:style-name="ce116" table:formula="of:=IF([.G11]=&quot;*&quot;;[.$E$35];&quot;&quot;)" office:value-type="float" office:value="17">
            <text:p>17</text:p>
          </table:table-cell>
          <table:table-cell table:style-name="ce116" table:formula="of:=IF([.H11]=&quot;*&quot;;[.$E$35];&quot;&quot;)">
            <text:p/>
          </table:table-cell>
          <table:table-cell table:number-columns-repeated="1007"/>
        </table:table-row>
        <table:table-row table:style-name="ro9">
          <table:covered-table-cell table:style-name="ce108"/>
          <table:table-cell table:style-name="ce109" office:value-type="float" office:value="1">
            <text:p>1</text:p>
          </table:table-cell>
          <table:table-cell table:style-name="ce112" table:formula="of:=[$授課大綱.B27]" office:value-type="string" office:string-value="科技新聞導讀">
            <text:p>科技新聞導讀</text:p>
          </table:table-cell>
          <table:table-cell table:style-name="ce109" table:formula="of:=IF([$授課大綱.C27]=&quot;*&quot;;1;0)" office:value-type="float" office:value="1">
            <text:p>1</text:p>
          </table:table-cell>
          <table:table-cell table:style-name="ce109" table:formula="of:=IF([$授課大綱.D27]=&quot;*&quot;;1;0)" office:value-type="float" office:value="1">
            <text:p>1</text:p>
          </table:table-cell>
          <table:table-cell table:style-name="ce109" table:formula="of:=IF([$授課大綱.E27]=&quot;*&quot;;1;0)" office:value-type="float" office:value="1">
            <text:p>1</text:p>
          </table:table-cell>
          <table:table-cell table:style-name="ce109" table:formula="of:=IF([$授課大綱.F27]=&quot;*&quot;;1;0)" office:value-type="float" office:value="0">
            <text:p>0</text:p>
          </table:table-cell>
          <table:table-cell table:style-name="ce109" table:formula="of:=IF([$授課大綱.G27]=&quot;*&quot;;1;0)" office:value-type="float" office:value="0">
            <text:p>0</text:p>
          </table:table-cell>
          <table:table-cell table:style-name="ce122"/>
          <table:covered-table-cell table:style-name="ce128"/>
          <table:table-cell table:style-name="ce111" table:formula="of:=[$授課大綱.A21]" office:value-type="string" office:string-value="閱讀習慣" table:number-columns-spanned="2" table:number-rows-spanned="1">
            <text:p>閱讀習慣</text:p>
          </table:table-cell>
          <table:covered-table-cell table:style-name="ce111"/>
          <table:table-cell table:style-name="ce116" table:formula="of:=IF([.D12]=&quot;*&quot;;[.$F$35];&quot;&quot;)">
            <text:p/>
          </table:table-cell>
          <table:table-cell table:style-name="ce116" table:formula="of:=IF([.E12]=&quot;*&quot;;[.$F$35];&quot;&quot;)">
            <text:p/>
          </table:table-cell>
          <table:table-cell table:style-name="ce116" table:formula="of:=IF([.F12]=&quot;*&quot;;[.$F$35];&quot;&quot;)">
            <text:p/>
          </table:table-cell>
          <table:table-cell table:style-name="ce116" table:formula="of:=IF([.G12]=&quot;*&quot;;[.$F$35];&quot;&quot;)" office:value-type="float" office:value="4">
            <text:p>4</text:p>
          </table:table-cell>
          <table:table-cell table:style-name="ce116" table:formula="of:=IF([.H12]=&quot;*&quot;;[.$F$35];&quot;&quot;)">
            <text:p/>
          </table:table-cell>
          <table:table-cell table:style-name="ce122" table:number-columns-repeated="1007"/>
        </table:table-row>
        <table:table-row table:style-name="ro9">
          <table:covered-table-cell table:style-name="ce108"/>
          <table:table-cell table:style-name="ce109" office:value-type="float" office:value="2">
            <text:p>2</text:p>
          </table:table-cell>
          <table:table-cell table:style-name="ce112" table:formula="of:=[$授課大綱.B28]" office:value-type="string" office:string-value="科技新聞導讀">
            <text:p>科技新聞導讀</text:p>
          </table:table-cell>
          <table:table-cell table:style-name="ce109" table:formula="of:=IF([$授課大綱.C28]=&quot;*&quot;;1;0)" office:value-type="float" office:value="1">
            <text:p>1</text:p>
          </table:table-cell>
          <table:table-cell table:style-name="ce109" table:formula="of:=IF([$授課大綱.D28]=&quot;*&quot;;1;0)" office:value-type="float" office:value="1">
            <text:p>1</text:p>
          </table:table-cell>
          <table:table-cell table:style-name="ce109" table:formula="of:=IF([$授課大綱.E28]=&quot;*&quot;;1;0)" office:value-type="float" office:value="0">
            <text:p>0</text:p>
          </table:table-cell>
          <table:table-cell table:style-name="ce109" table:formula="of:=IF([$授課大綱.F28]=&quot;*&quot;;1;0)" office:value-type="float" office:value="1">
            <text:p>1</text:p>
          </table:table-cell>
          <table:table-cell table:style-name="ce109" table:formula="of:=IF([$授課大綱.G28]=&quot;*&quot;;1;0)" office:value-type="float" office:value="0">
            <text:p>0</text:p>
          </table:table-cell>
          <table:table-cell table:style-name="ce123"/>
          <table:covered-table-cell table:style-name="ce128"/>
          <table:table-cell table:style-name="ce111" table:formula="of:=[$授課大綱.A22]" office:value-type="string" office:string-value="中翻英能力" table:number-columns-spanned="2" table:number-rows-spanned="1">
            <text:p>中翻英能力</text:p>
          </table:table-cell>
          <table:covered-table-cell table:style-name="ce111"/>
          <table:table-cell table:style-name="ce116" table:formula="of:=IF([.D13]=&quot;*&quot;;[.$G$35];&quot;&quot;)">
            <text:p/>
          </table:table-cell>
          <table:table-cell table:style-name="ce116" table:formula="of:=IF([.E13]=&quot;*&quot;;[.$G$35];&quot;&quot;)">
            <text:p/>
          </table:table-cell>
          <table:table-cell table:style-name="ce116" table:formula="of:=IF([.F13]=&quot;*&quot;;[.$G$35];&quot;&quot;)">
            <text:p/>
          </table:table-cell>
          <table:table-cell table:style-name="ce116" table:formula="of:=IF([.G13]=&quot;*&quot;;[.$G$35];&quot;&quot;)" office:value-type="float" office:value="4">
            <text:p>4</text:p>
          </table:table-cell>
          <table:table-cell table:style-name="ce116" table:formula="of:=IF([.H13]=&quot;*&quot;;[.$G$35];&quot;&quot;)">
            <text:p/>
          </table:table-cell>
          <table:table-cell table:style-name="ce123" table:number-columns-repeated="1007"/>
        </table:table-row>
        <table:table-row table:style-name="ro41">
          <table:covered-table-cell table:style-name="ce108"/>
          <table:table-cell table:style-name="ce109" office:value-type="float" office:value="3">
            <text:p>3</text:p>
          </table:table-cell>
          <table:table-cell table:style-name="ce112" table:formula="of:=[$授課大綱.B29]" office:value-type="string" office:string-value="科技新聞導讀">
            <text:p>科技新聞導讀</text:p>
          </table:table-cell>
          <table:table-cell table:style-name="ce109" table:formula="of:=IF([$授課大綱.C29]=&quot;*&quot;;1;0)" office:value-type="float" office:value="1">
            <text:p>1</text:p>
          </table:table-cell>
          <table:table-cell table:style-name="ce109" table:formula="of:=IF([$授課大綱.D29]=&quot;*&quot;;1;0)" office:value-type="float" office:value="1">
            <text:p>1</text:p>
          </table:table-cell>
          <table:table-cell table:style-name="ce109" table:formula="of:=IF([$授課大綱.E29]=&quot;*&quot;;1;0)" office:value-type="float" office:value="0">
            <text:p>0</text:p>
          </table:table-cell>
          <table:table-cell table:style-name="ce109" table:formula="of:=IF([$授課大綱.F29]=&quot;*&quot;;1;0)" office:value-type="float" office:value="0">
            <text:p>0</text:p>
          </table:table-cell>
          <table:table-cell table:style-name="ce109" table:formula="of:=IF([$授課大綱.G29]=&quot;*&quot;;1;0)" office:value-type="float" office:value="1">
            <text:p>1</text:p>
          </table:table-cell>
          <table:table-cell/>
          <table:covered-table-cell table:style-name="ce128"/>
          <table:table-cell table:style-name="ce111" table:formula="of:=[$授課大綱.A23]" office:value-type="string" office:string-value="聽力" table:number-columns-spanned="2" table:number-rows-spanned="1">
            <text:p>聽力</text:p>
          </table:table-cell>
          <table:covered-table-cell table:style-name="ce111"/>
          <table:table-cell table:style-name="ce130" table:formula="of:=IF([.D14]=&quot;*&quot;;[.$H$35];&quot;&quot;)">
            <text:p/>
          </table:table-cell>
          <table:table-cell table:style-name="ce130" table:formula="of:=IF([.E14]=&quot;*&quot;;[.$H$35];&quot;&quot;)">
            <text:p/>
          </table:table-cell>
          <table:table-cell table:style-name="ce130" table:formula="of:=IF([.F14]=&quot;*&quot;;[.$H$35];&quot;&quot;)">
            <text:p/>
          </table:table-cell>
          <table:table-cell table:style-name="ce130" table:formula="of:=IF([.G14]=&quot;*&quot;;[.$H$35];&quot;&quot;)" office:value-type="float" office:value="4">
            <text:p>4</text:p>
          </table:table-cell>
          <table:table-cell table:style-name="ce130" table:formula="of:=IF([.H14]=&quot;*&quot;;[.$H$35];&quot;&quot;)">
            <text:p/>
          </table:table-cell>
          <table:table-cell table:number-columns-repeated="1007"/>
        </table:table-row>
        <table:table-row table:style-name="ro32">
          <table:covered-table-cell table:style-name="ce108"/>
          <table:table-cell table:style-name="ce109" office:value-type="float" office:value="4">
            <text:p>4</text:p>
          </table:table-cell>
          <table:table-cell table:style-name="ce112" table:formula="of:=[$授課大綱.B30]" office:value-type="string" office:string-value="科技新聞導讀">
            <text:p>科技新聞導讀</text:p>
          </table:table-cell>
          <table:table-cell table:style-name="ce109" table:formula="of:=IF([$授課大綱.C30]=&quot;*&quot;;1;0)" office:value-type="float" office:value="1">
            <text:p>1</text:p>
          </table:table-cell>
          <table:table-cell table:style-name="ce109" table:formula="of:=IF([$授課大綱.D30]=&quot;*&quot;;1;0)" office:value-type="float" office:value="1">
            <text:p>1</text:p>
          </table:table-cell>
          <table:table-cell table:style-name="ce109" table:formula="of:=IF([$授課大綱.E30]=&quot;*&quot;;1;0)" office:value-type="float" office:value="0">
            <text:p>0</text:p>
          </table:table-cell>
          <table:table-cell table:style-name="ce109" table:formula="of:=IF([$授課大綱.F30]=&quot;*&quot;;1;0)" office:value-type="float" office:value="0">
            <text:p>0</text:p>
          </table:table-cell>
          <table:table-cell table:style-name="ce109" table:formula="of:=IF([$授課大綱.G30]=&quot;*&quot;;1;0)" office:value-type="float" office:value="0">
            <text:p>0</text:p>
          </table:table-cell>
          <table:table-cell/>
          <table:table-cell table:style-name="ce129" office:value-type="string" table:number-columns-spanned="3" table:number-rows-spanned="1">
            <text:p>小計</text:p>
          </table:table-cell>
          <table:covered-table-cell table:number-columns-repeated="2" table:style-name="ce129"/>
          <table:table-cell table:style-name="ce131" table:formula="of:=SUM([.M15:.M19])" office:value-type="float" office:value="0">
            <text:p>0</text:p>
          </table:table-cell>
          <table:table-cell table:style-name="ce131" table:formula="of:=SUM([.N15:.N19])" office:value-type="float" office:value="34">
            <text:p>34</text:p>
          </table:table-cell>
          <table:table-cell table:style-name="ce131" table:formula="of:=SUM([.O15:.O19])" office:value-type="float" office:value="0">
            <text:p>0</text:p>
          </table:table-cell>
          <table:table-cell table:style-name="ce131" table:formula="of:=SUM([.P15:.P19])" office:value-type="float" office:value="46">
            <text:p>46</text:p>
          </table:table-cell>
          <table:table-cell table:style-name="ce131" table:formula="of:=SUM([.Q15:.Q19])" office:value-type="float" office:value="0">
            <text:p>0</text:p>
          </table:table-cell>
          <table:table-cell table:number-columns-repeated="1007"/>
        </table:table-row>
        <table:table-row table:style-name="ro3">
          <table:covered-table-cell table:style-name="ce108"/>
          <table:table-cell table:style-name="ce109" office:value-type="float" office:value="5">
            <text:p>5</text:p>
          </table:table-cell>
          <table:table-cell table:style-name="ce112" table:formula="of:=[$授課大綱.B31]" office:value-type="string" office:string-value="科技新聞導讀">
            <text:p>科技新聞導讀</text:p>
          </table:table-cell>
          <table:table-cell table:style-name="ce109" table:formula="of:=IF([$授課大綱.C31]=&quot;*&quot;;1;0)" office:value-type="float" office:value="1">
            <text:p>1</text:p>
          </table:table-cell>
          <table:table-cell table:style-name="ce109" table:formula="of:=IF([$授課大綱.D31]=&quot;*&quot;;1;0)" office:value-type="float" office:value="1">
            <text:p>1</text:p>
          </table:table-cell>
          <table:table-cell table:style-name="ce109" table:formula="of:=IF([$授課大綱.E31]=&quot;*&quot;;1;0)" office:value-type="float" office:value="1">
            <text:p>1</text:p>
          </table:table-cell>
          <table:table-cell table:style-name="ce109" table:formula="of:=IF([$授課大綱.F31]=&quot;*&quot;;1;0)" office:value-type="float" office:value="0">
            <text:p>0</text:p>
          </table:table-cell>
          <table:table-cell table:style-name="ce109" table:formula="of:=IF([$授課大綱.G31]=&quot;*&quot;;1;0)" office:value-type="float" office:value="0">
            <text:p>0</text:p>
          </table:table-cell>
          <table:table-cell/>
          <table:table-cell table:style-name="ce109" office:value-type="string" table:number-columns-spanned="3" table:number-rows-spanned="1">
            <text:p>關聯度</text:p>
          </table:table-cell>
          <table:covered-table-cell table:number-columns-repeated="2" table:style-name="ce109"/>
          <table:table-cell table:style-name="ce116" table:formula="of:=HLOOKUP([.M20];[.$J$4:.$N$5];2)" office:value-type="string" office:string-value="低度關聯">
            <text:p>低度關聯</text:p>
          </table:table-cell>
          <table:table-cell table:style-name="ce116" table:formula="of:=HLOOKUP([.N20];[.$J$4:.$N$5];2)" office:value-type="string" office:string-value="高度關聯">
            <text:p>高度關聯</text:p>
          </table:table-cell>
          <table:table-cell table:style-name="ce116" table:formula="of:=HLOOKUP([.O20];[.$J$4:.$N$5];2)" office:value-type="string" office:string-value="低度關聯">
            <text:p>低度關聯</text:p>
          </table:table-cell>
          <table:table-cell table:style-name="ce116" table:formula="of:=HLOOKUP([.P20];[.$J$4:.$N$5];2)" office:value-type="string" office:string-value="高度關聯">
            <text:p>高度關聯</text:p>
          </table:table-cell>
          <table:table-cell table:style-name="ce116" table:formula="of:=HLOOKUP([.Q20];[.$J$4:.$N$5];2)" office:value-type="string" office:string-value="低度關聯">
            <text:p>低度關聯</text:p>
          </table:table-cell>
          <table:table-cell table:number-columns-repeated="1007"/>
        </table:table-row>
        <table:table-row table:style-name="ro3">
          <table:covered-table-cell table:style-name="ce108"/>
          <table:table-cell table:style-name="ce109" office:value-type="float" office:value="6">
            <text:p>6</text:p>
          </table:table-cell>
          <table:table-cell table:style-name="ce112" table:formula="of:=[$授課大綱.B32]" office:value-type="string" office:string-value="科技新聞導讀">
            <text:p>科技新聞導讀</text:p>
          </table:table-cell>
          <table:table-cell table:style-name="ce109" table:formula="of:=IF([$授課大綱.C32]=&quot;*&quot;;1;0)" office:value-type="float" office:value="1">
            <text:p>1</text:p>
          </table:table-cell>
          <table:table-cell table:style-name="ce109" table:formula="of:=IF([$授課大綱.D32]=&quot;*&quot;;1;0)" office:value-type="float" office:value="1">
            <text:p>1</text:p>
          </table:table-cell>
          <table:table-cell table:style-name="ce109" table:formula="of:=IF([$授課大綱.E32]=&quot;*&quot;;1;0)" office:value-type="float" office:value="0">
            <text:p>0</text:p>
          </table:table-cell>
          <table:table-cell table:style-name="ce109" table:formula="of:=IF([$授課大綱.F32]=&quot;*&quot;;1;0)" office:value-type="float" office:value="1">
            <text:p>1</text:p>
          </table:table-cell>
          <table:table-cell table:style-name="ce109" table:formula="of:=IF([$授課大綱.G32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7">
            <text:p>7</text:p>
          </table:table-cell>
          <table:table-cell table:style-name="ce112" table:formula="of:=[$授課大綱.B33]" office:value-type="string" office:string-value="科技新聞導讀">
            <text:p>科技新聞導讀</text:p>
          </table:table-cell>
          <table:table-cell table:style-name="ce109" table:formula="of:=IF([$授課大綱.C33]=&quot;*&quot;;1;0)" office:value-type="float" office:value="1">
            <text:p>1</text:p>
          </table:table-cell>
          <table:table-cell table:style-name="ce109" table:formula="of:=IF([$授課大綱.D33]=&quot;*&quot;;1;0)" office:value-type="float" office:value="1">
            <text:p>1</text:p>
          </table:table-cell>
          <table:table-cell table:style-name="ce109" table:formula="of:=IF([$授課大綱.E33]=&quot;*&quot;;1;0)" office:value-type="float" office:value="0">
            <text:p>0</text:p>
          </table:table-cell>
          <table:table-cell table:style-name="ce109" table:formula="of:=IF([$授課大綱.F33]=&quot;*&quot;;1;0)" office:value-type="float" office:value="0">
            <text:p>0</text:p>
          </table:table-cell>
          <table:table-cell table:style-name="ce109" table:formula="of:=IF([$授課大綱.G33]=&quot;*&quot;;1;0)" office:value-type="float" office:value="1">
            <text:p>1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8">
            <text:p>8</text:p>
          </table:table-cell>
          <table:table-cell table:style-name="ce112" table:formula="of:=[$授課大綱.B34]" office:value-type="string" office:string-value="科技新聞導讀">
            <text:p>科技新聞導讀</text:p>
          </table:table-cell>
          <table:table-cell table:style-name="ce109" table:formula="of:=IF([$授課大綱.C34]=&quot;*&quot;;1;0)" office:value-type="float" office:value="1">
            <text:p>1</text:p>
          </table:table-cell>
          <table:table-cell table:style-name="ce109" table:formula="of:=IF([$授課大綱.D34]=&quot;*&quot;;1;0)" office:value-type="float" office:value="1">
            <text:p>1</text:p>
          </table:table-cell>
          <table:table-cell table:style-name="ce109" table:formula="of:=IF([$授課大綱.E34]=&quot;*&quot;;1;0)" office:value-type="float" office:value="0">
            <text:p>0</text:p>
          </table:table-cell>
          <table:table-cell table:style-name="ce109" table:formula="of:=IF([$授課大綱.F34]=&quot;*&quot;;1;0)" office:value-type="float" office:value="0">
            <text:p>0</text:p>
          </table:table-cell>
          <table:table-cell table:style-name="ce109" table:formula="of:=IF([$授課大綱.G34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9">
            <text:p>9</text:p>
          </table:table-cell>
          <table:table-cell table:style-name="ce112" table:formula="of:=[$授課大綱.B35]" office:value-type="string" office:string-value="科技新聞導讀">
            <text:p>科技新聞導讀</text:p>
          </table:table-cell>
          <table:table-cell table:style-name="ce109" table:formula="of:=IF([$授課大綱.C35]=&quot;*&quot;;1;0)" office:value-type="float" office:value="1">
            <text:p>1</text:p>
          </table:table-cell>
          <table:table-cell table:style-name="ce109" table:formula="of:=IF([$授課大綱.D35]=&quot;*&quot;;1;0)" office:value-type="float" office:value="1">
            <text:p>1</text:p>
          </table:table-cell>
          <table:table-cell table:style-name="ce109" table:formula="of:=IF([$授課大綱.E35]=&quot;*&quot;;1;0)" office:value-type="float" office:value="1">
            <text:p>1</text:p>
          </table:table-cell>
          <table:table-cell table:style-name="ce109" table:formula="of:=IF([$授課大綱.F35]=&quot;*&quot;;1;0)" office:value-type="float" office:value="0">
            <text:p>0</text:p>
          </table:table-cell>
          <table:table-cell table:style-name="ce109" table:formula="of:=IF([$授課大綱.G35]=&quot;*&quot;;1;0)" office:value-type="float" office:value="0">
            <text:p>0</text:p>
          </table:table-cell>
          <table:table-cell table:style-name="ce123"/>
          <table:table-cell table:style-name="ce121" table:number-columns-repeated="5"/>
          <table:table-cell table:style-name="ce123" table:number-columns-repeated="1010"/>
        </table:table-row>
        <table:table-row table:style-name="ro42">
          <table:covered-table-cell table:style-name="ce108"/>
          <table:table-cell table:style-name="ce109" office:value-type="float" office:value="10">
            <text:p>10</text:p>
          </table:table-cell>
          <table:table-cell table:style-name="ce112" table:formula="of:=[$授課大綱.B36]" office:value-type="string" office:string-value="科技新聞導讀">
            <text:p>科技新聞導讀</text:p>
          </table:table-cell>
          <table:table-cell table:style-name="ce109" table:formula="of:=IF([$授課大綱.C36]=&quot;*&quot;;1;0)" office:value-type="float" office:value="1">
            <text:p>1</text:p>
          </table:table-cell>
          <table:table-cell table:style-name="ce109" table:formula="of:=IF([$授課大綱.D36]=&quot;*&quot;;1;0)" office:value-type="float" office:value="1">
            <text:p>1</text:p>
          </table:table-cell>
          <table:table-cell table:style-name="ce109" table:formula="of:=IF([$授課大綱.E36]=&quot;*&quot;;1;0)" office:value-type="float" office:value="0">
            <text:p>0</text:p>
          </table:table-cell>
          <table:table-cell table:style-name="ce109" table:formula="of:=IF([$授課大綱.F36]=&quot;*&quot;;1;0)" office:value-type="float" office:value="1">
            <text:p>1</text:p>
          </table:table-cell>
          <table:table-cell table:style-name="ce109" table:formula="of:=IF([$授課大綱.G36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42">
          <table:covered-table-cell table:style-name="ce108"/>
          <table:table-cell table:style-name="ce109" office:value-type="float" office:value="11">
            <text:p>11</text:p>
          </table:table-cell>
          <table:table-cell table:style-name="ce112" table:formula="of:=[$授課大綱.B37]" office:value-type="string" office:string-value="科技新聞導讀">
            <text:p>科技新聞導讀</text:p>
          </table:table-cell>
          <table:table-cell table:style-name="ce109" table:formula="of:=IF([$授課大綱.C37]=&quot;*&quot;;1;0)" office:value-type="float" office:value="1">
            <text:p>1</text:p>
          </table:table-cell>
          <table:table-cell table:style-name="ce109" table:formula="of:=IF([$授課大綱.D37]=&quot;*&quot;;1;0)" office:value-type="float" office:value="1">
            <text:p>1</text:p>
          </table:table-cell>
          <table:table-cell table:style-name="ce109" table:formula="of:=IF([$授課大綱.E37]=&quot;*&quot;;1;0)" office:value-type="float" office:value="0">
            <text:p>0</text:p>
          </table:table-cell>
          <table:table-cell table:style-name="ce109" table:formula="of:=IF([$授課大綱.F37]=&quot;*&quot;;1;0)" office:value-type="float" office:value="0">
            <text:p>0</text:p>
          </table:table-cell>
          <table:table-cell table:style-name="ce109" table:formula="of:=IF([$授課大綱.G37]=&quot;*&quot;;1;0)" office:value-type="float" office:value="1">
            <text:p>1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42">
          <table:covered-table-cell table:style-name="ce108"/>
          <table:table-cell table:style-name="ce109" office:value-type="float" office:value="12">
            <text:p>12</text:p>
          </table:table-cell>
          <table:table-cell table:style-name="ce112" table:formula="of:=[$授課大綱.B38]" office:value-type="string" office:string-value="科技新聞導讀">
            <text:p>科技新聞導讀</text:p>
          </table:table-cell>
          <table:table-cell table:style-name="ce109" table:formula="of:=IF([$授課大綱.C38]=&quot;*&quot;;1;0)" office:value-type="float" office:value="1">
            <text:p>1</text:p>
          </table:table-cell>
          <table:table-cell table:style-name="ce109" table:formula="of:=IF([$授課大綱.D38]=&quot;*&quot;;1;0)" office:value-type="float" office:value="1">
            <text:p>1</text:p>
          </table:table-cell>
          <table:table-cell table:style-name="ce109" table:formula="of:=IF([$授課大綱.E38]=&quot;*&quot;;1;0)" office:value-type="float" office:value="0">
            <text:p>0</text:p>
          </table:table-cell>
          <table:table-cell table:style-name="ce109" table:formula="of:=IF([$授課大綱.F38]=&quot;*&quot;;1;0)" office:value-type="float" office:value="0">
            <text:p>0</text:p>
          </table:table-cell>
          <table:table-cell table:style-name="ce109" table:formula="of:=IF([$授課大綱.G38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42">
          <table:covered-table-cell table:style-name="ce108"/>
          <table:table-cell table:style-name="ce109" office:value-type="float" office:value="13">
            <text:p>13</text:p>
          </table:table-cell>
          <table:table-cell table:style-name="ce112" table:formula="of:=[$授課大綱.B39]" office:value-type="string" office:string-value="科技新聞導讀">
            <text:p>科技新聞導讀</text:p>
          </table:table-cell>
          <table:table-cell table:style-name="ce109" table:formula="of:=IF([$授課大綱.C39]=&quot;*&quot;;1;0)" office:value-type="float" office:value="1">
            <text:p>1</text:p>
          </table:table-cell>
          <table:table-cell table:style-name="ce109" table:formula="of:=IF([$授課大綱.D39]=&quot;*&quot;;1;0)" office:value-type="float" office:value="1">
            <text:p>1</text:p>
          </table:table-cell>
          <table:table-cell table:style-name="ce109" table:formula="of:=IF([$授課大綱.E39]=&quot;*&quot;;1;0)" office:value-type="float" office:value="1">
            <text:p>1</text:p>
          </table:table-cell>
          <table:table-cell table:style-name="ce109" table:formula="of:=IF([$授課大綱.F39]=&quot;*&quot;;1;0)" office:value-type="float" office:value="0">
            <text:p>0</text:p>
          </table:table-cell>
          <table:table-cell table:style-name="ce109" table:formula="of:=IF([$授課大綱.G39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3">
          <table:covered-table-cell table:style-name="ce108"/>
          <table:table-cell table:style-name="ce109" office:value-type="float" office:value="14">
            <text:p>14</text:p>
          </table:table-cell>
          <table:table-cell table:style-name="ce112" table:formula="of:=[$授課大綱.B40]" office:value-type="string" office:string-value="科技新聞導讀">
            <text:p>科技新聞導讀</text:p>
          </table:table-cell>
          <table:table-cell table:style-name="ce109" table:formula="of:=IF([$授課大綱.C40]=&quot;*&quot;;1;0)" office:value-type="float" office:value="1">
            <text:p>1</text:p>
          </table:table-cell>
          <table:table-cell table:style-name="ce109" table:formula="of:=IF([$授課大綱.D40]=&quot;*&quot;;1;0)" office:value-type="float" office:value="1">
            <text:p>1</text:p>
          </table:table-cell>
          <table:table-cell table:style-name="ce109" table:formula="of:=IF([$授課大綱.E40]=&quot;*&quot;;1;0)" office:value-type="float" office:value="0">
            <text:p>0</text:p>
          </table:table-cell>
          <table:table-cell table:style-name="ce109" table:formula="of:=IF([$授課大綱.F40]=&quot;*&quot;;1;0)" office:value-type="float" office:value="1">
            <text:p>1</text:p>
          </table:table-cell>
          <table:table-cell table:style-name="ce109" table:formula="of:=IF([$授課大綱.G40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3">
          <table:covered-table-cell table:style-name="ce108"/>
          <table:table-cell table:style-name="ce109" office:value-type="float" office:value="15">
            <text:p>15</text:p>
          </table:table-cell>
          <table:table-cell table:style-name="ce112" table:formula="of:=[$授課大綱.B41]" office:value-type="string" office:string-value="科技新聞導讀">
            <text:p>科技新聞導讀</text:p>
          </table:table-cell>
          <table:table-cell table:style-name="ce109" table:formula="of:=IF([$授課大綱.C41]=&quot;*&quot;;1;0)" office:value-type="float" office:value="1">
            <text:p>1</text:p>
          </table:table-cell>
          <table:table-cell table:style-name="ce109" table:formula="of:=IF([$授課大綱.D41]=&quot;*&quot;;1;0)" office:value-type="float" office:value="1">
            <text:p>1</text:p>
          </table:table-cell>
          <table:table-cell table:style-name="ce109" table:formula="of:=IF([$授課大綱.E41]=&quot;*&quot;;1;0)" office:value-type="float" office:value="0">
            <text:p>0</text:p>
          </table:table-cell>
          <table:table-cell table:style-name="ce109" table:formula="of:=IF([$授課大綱.F41]=&quot;*&quot;;1;0)" office:value-type="float" office:value="0">
            <text:p>0</text:p>
          </table:table-cell>
          <table:table-cell table:style-name="ce109" table:formula="of:=IF([$授課大綱.G41]=&quot;*&quot;;1;0)" office:value-type="float" office:value="1">
            <text:p>1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3">
          <table:covered-table-cell table:style-name="ce108"/>
          <table:table-cell table:style-name="ce109" office:value-type="float" office:value="16">
            <text:p>16</text:p>
          </table:table-cell>
          <table:table-cell table:style-name="ce112" table:formula="of:=[$授課大綱.B42]" office:value-type="string" office:string-value="科技新聞導讀">
            <text:p>科技新聞導讀</text:p>
          </table:table-cell>
          <table:table-cell table:style-name="ce109" table:formula="of:=IF([$授課大綱.C42]=&quot;*&quot;;1;0)" office:value-type="float" office:value="1">
            <text:p>1</text:p>
          </table:table-cell>
          <table:table-cell table:style-name="ce109" table:formula="of:=IF([$授課大綱.D42]=&quot;*&quot;;1;0)" office:value-type="float" office:value="1">
            <text:p>1</text:p>
          </table:table-cell>
          <table:table-cell table:style-name="ce109" table:formula="of:=IF([$授課大綱.E42]=&quot;*&quot;;1;0)" office:value-type="float" office:value="0">
            <text:p>0</text:p>
          </table:table-cell>
          <table:table-cell table:style-name="ce109" table:formula="of:=IF([$授課大綱.F42]=&quot;*&quot;;1;0)" office:value-type="float" office:value="0">
            <text:p>0</text:p>
          </table:table-cell>
          <table:table-cell table:style-name="ce109" table:formula="of:=IF([$授課大綱.G42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17">
            <text:p>17</text:p>
          </table:table-cell>
          <table:table-cell table:style-name="ce112" table:formula="of:=[$授課大綱.B43]" office:value-type="string" office:string-value="科技新聞導讀">
            <text:p>科技新聞導讀</text:p>
          </table:table-cell>
          <table:table-cell table:style-name="ce109" table:formula="of:=IF([$授課大綱.C43]=&quot;*&quot;;1;0)" office:value-type="float" office:value="1">
            <text:p>1</text:p>
          </table:table-cell>
          <table:table-cell table:style-name="ce109" table:formula="of:=IF([$授課大綱.D43]=&quot;*&quot;;1;0)" office:value-type="float" office:value="1">
            <text:p>1</text:p>
          </table:table-cell>
          <table:table-cell table:style-name="ce109" table:formula="of:=IF([$授課大綱.E43]=&quot;*&quot;;1;0)" office:value-type="float" office:value="0">
            <text:p>0</text:p>
          </table:table-cell>
          <table:table-cell table:style-name="ce109" table:formula="of:=IF([$授課大綱.F43]=&quot;*&quot;;1;0)" office:value-type="float" office:value="0">
            <text:p>0</text:p>
          </table:table-cell>
          <table:table-cell table:style-name="ce109" table:formula="of:=IF([$授課大綱.G43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18">
            <text:p>18</text:p>
          </table:table-cell>
          <table:table-cell table:style-name="ce112" table:formula="of:=[$授課大綱.B44]" office:value-type="string" office:string-value="期末考">
            <text:p>期末考</text:p>
          </table:table-cell>
          <table:table-cell table:style-name="ce109" table:formula="of:=IF([$授課大綱.C44]=&quot;*&quot;;1;0)" office:value-type="float" office:value="0">
            <text:p>0</text:p>
          </table:table-cell>
          <table:table-cell table:style-name="ce109" table:formula="of:=IF([$授課大綱.D44]=&quot;*&quot;;1;0)" office:value-type="float" office:value="0">
            <text:p>0</text:p>
          </table:table-cell>
          <table:table-cell table:style-name="ce109" table:formula="of:=IF([$授課大綱.E44]=&quot;*&quot;;1;0)" office:value-type="float" office:value="0">
            <text:p>0</text:p>
          </table:table-cell>
          <table:table-cell table:style-name="ce109" table:formula="of:=IF([$授課大綱.F44]=&quot;*&quot;;1;0)" office:value-type="float" office:value="0">
            <text:p>0</text:p>
          </table:table-cell>
          <table:table-cell table:style-name="ce109" table:formula="of:=IF([$授課大綱.G44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109" office:value-type="string" table:number-columns-spanned="3" table:number-rows-spanned="1">
            <text:p>小計</text:p>
          </table:table-cell>
          <table:covered-table-cell table:number-columns-repeated="2" table:style-name="ce109"/>
          <table:table-cell table:style-name="ce109" table:formula="of:=SUM([.D17:.D34])" office:value-type="float" office:value="17">
            <text:p>17</text:p>
          </table:table-cell>
          <table:table-cell table:style-name="ce109" table:formula="of:=SUM([.E17:.E34])" office:value-type="float" office:value="17">
            <text:p>17</text:p>
          </table:table-cell>
          <table:table-cell table:style-name="ce109" table:formula="of:=SUM([.F17:.F34])" office:value-type="float" office:value="4">
            <text:p>4</text:p>
          </table:table-cell>
          <table:table-cell table:style-name="ce109" table:formula="of:=SUM([.G17:.G34])" office:value-type="float" office:value="4">
            <text:p>4</text:p>
          </table:table-cell>
          <table:table-cell table:style-name="ce109" table:formula="of:=SUM([.H17:.H34])" office:value-type="float" office:value="4">
            <text:p>4</text:p>
          </table:table-cell>
          <table:table-cell table:number-columns-repeated="1016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相關聯結─符合度" table:style-name="ta11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table:table-column table:style-name="co45" table:default-cell-style-name="ce151"/>
        <table:table-column table:style-name="co46" table:default-cell-style-name="ce151"/>
        <table:table-column table:style-name="co47" table:default-cell-style-name="ce151"/>
        <table:table-column table:style-name="co48" table:default-cell-style-name="ce151"/>
        <table:table-column table:style-name="co24" table:default-cell-style-name="ce151"/>
        <table:table-column table:style-name="co48" table:default-cell-style-name="ce151"/>
        <table:table-column table:style-name="co49" table:default-cell-style-name="ce151"/>
        <table:table-column table:style-name="co11" table:number-columns-repeated="250" table:default-cell-style-name="ce151"/>
        <table:table-column table:style-name="co11" table:number-columns-repeated="767" table:default-cell-style-name="Default"/>
        <table:table-row table:style-name="ro43">
          <table:table-cell table:style-name="ce132" office:value-type="string">
            <text:p>每項及格分數：</text:p>
          </table:table-cell>
          <table:table-cell table:style-name="ce154" office:value-type="float" office:value="50">
            <text:p>50</text:p>
          </table:table-cell>
          <table:table-cell table:style-name="ce157" table:number-columns-repeated="10"/>
          <table:table-cell table:number-columns-repeated="1012"/>
        </table:table-row>
        <table:table-row table:style-name="ro44">
          <table:table-cell table:style-name="ce146" table:formula="of:=[$授課大綱.A18]" office:value-type="string" office:string-value="教學目標與核心能力之相關聯性">
            <text:p>教學目標與核心能力之相關聯性</text:p>
          </table:table-cell>
          <table:table-cell table:style-name="ce150" table:formula="of:=[$授課大綱.C18]" office:value-type="string" office:string-value="管理知能於組織資源之運用能力　">
            <text:p>管理知能於組織資源之運用能力　</text:p>
          </table:table-cell>
          <table:table-cell table:style-name="ce150" table:formula="of:=[$授課大綱.D18]" office:value-type="string" office:string-value="資訊技能於資訊系統之應用能力">
            <text:p>資訊技能於資訊系統之應用能力</text:p>
          </table:table-cell>
          <table:table-cell table:style-name="ce150" table:formula="of:=[$授課大綱.E18]" office:value-type="string" office:string-value="專業倫理與團隊合作協調能力">
            <text:p>專業倫理與團隊合作協調能力</text:p>
          </table:table-cell>
          <table:table-cell table:style-name="ce150" table:formula="of:=[$授課大綱.F18]" office:value-type="string" office:string-value="資管相關時事議題認知與自主學習能力">
            <text:p>資管相關時事議題認知與自主學習能力</text:p>
          </table:table-cell>
          <table:table-cell table:style-name="ce158" table:formula="of:=[$授課大綱.G18]" office:value-type="float" office:value="0">
            <text:p>0</text:p>
          </table:table-cell>
          <table:table-cell table:style-name="ce161" office:value-type="string">
            <text:p>教學目標得分數</text:p>
          </table:table-cell>
          <table:table-cell table:style-name="ce164" table:formula="of:=[.B2]" office:value-type="string" office:string-value="管理知能於組織資源之運用能力　">
            <text:p>管理知能於組織資源之運用能力　</text:p>
          </table:table-cell>
          <table:table-cell table:style-name="ce164" table:formula="of:=[.C2]" office:value-type="string" office:string-value="資訊技能於資訊系統之應用能力">
            <text:p>資訊技能於資訊系統之應用能力</text:p>
          </table:table-cell>
          <table:table-cell table:style-name="ce164" table:formula="of:=[.D2]" office:value-type="string" office:string-value="專業倫理與團隊合作協調能力">
            <text:p>專業倫理與團隊合作協調能力</text:p>
          </table:table-cell>
          <table:table-cell table:style-name="ce164" table:formula="of:=[.E2]" office:value-type="string" office:string-value="資管相關時事議題認知與自主學習能力">
            <text:p>資管相關時事議題認知與自主學習能力</text:p>
          </table:table-cell>
          <table:table-cell table:style-name="ce164" table:formula="of:=[.F2]" office:value-type="float" office:value="0">
            <text:p>0</text:p>
          </table:table-cell>
          <table:table-cell table:number-columns-repeated="1012"/>
        </table:table-row>
        <table:table-row table:style-name="ro45">
          <table:table-cell table:style-name="ce147" table:formula="of:=[$授課大綱.A19]" office:value-type="string" office:string-value="英文閱讀能力">
            <text:p>英文閱讀能力</text:p>
          </table:table-cell>
          <table:table-cell table:style-name="ce155" table:formula="of:=[$授課大綱.C19]" office:value-type="float" office:value="0">
            <text:p>0</text:p>
          </table:table-cell>
          <table:table-cell table:style-name="ce155" table:formula="of:=[$授課大綱.D19]" office:value-type="string" office:string-value="*">
            <text:p>*</text:p>
          </table:table-cell>
          <table:table-cell table:style-name="ce155" table:formula="of:=[$授課大綱.E19]" office:value-type="float" office:value="0">
            <text:p>0</text:p>
          </table:table-cell>
          <table:table-cell table:style-name="ce155" table:formula="of:=[$授課大綱.F19]" office:value-type="string" office:string-value="*">
            <text:p>*</text:p>
          </table:table-cell>
          <table:table-cell table:style-name="ce159" table:formula="of:=[$授課大綱.G19]" office:value-type="float" office:value="0">
            <text:p>0</text:p>
          </table:table-cell>
          <table:table-cell table:style-name="ce162" table:formula="of:=[.A3]" office:value-type="string" office:string-value="英文閱讀能力">
            <text:p>英文閱讀能力</text:p>
          </table:table-cell>
          <table:table-cell table:style-name="ce163" table:formula="of:=IF([.B3]=&quot;*&quot;;[.$B19];0)" office:value-type="float" office:value="0">
            <text:p>0</text:p>
          </table:table-cell>
          <table:table-cell table:style-name="ce163" table:formula="of:=IF([.C3]=&quot;*&quot;;[.$B19];0)" office:value-type="float" office:value="80">
            <text:p>80</text:p>
          </table:table-cell>
          <table:table-cell table:style-name="ce163" table:formula="of:=IF([.D3]=&quot;*&quot;;[.$B19];0)" office:value-type="float" office:value="0">
            <text:p>0</text:p>
          </table:table-cell>
          <table:table-cell table:style-name="ce163" table:formula="of:=IF([.E3]=&quot;*&quot;;[.$B19];0)" office:value-type="float" office:value="80">
            <text:p>80</text:p>
          </table:table-cell>
          <table:table-cell table:style-name="ce163" table:formula="of:=IF([.F3]=&quot;*&quot;;[.$B19];0)" office:value-type="float" office:value="0">
            <text:p>0</text:p>
          </table:table-cell>
          <table:table-cell table:number-columns-repeated="1012"/>
        </table:table-row>
        <table:table-row table:style-name="ro45">
          <table:table-cell table:style-name="ce147" table:formula="of:=[$授課大綱.A20]" office:value-type="string" office:string-value="網路使用能力">
            <text:p>網路使用能力</text:p>
          </table:table-cell>
          <table:table-cell table:style-name="ce155" table:formula="of:=[$授課大綱.C20]" office:value-type="float" office:value="0">
            <text:p>0</text:p>
          </table:table-cell>
          <table:table-cell table:style-name="ce155" table:formula="of:=[$授課大綱.D20]" office:value-type="string" office:string-value="*">
            <text:p>*</text:p>
          </table:table-cell>
          <table:table-cell table:style-name="ce155" table:formula="of:=[$授課大綱.E20]" office:value-type="float" office:value="0">
            <text:p>0</text:p>
          </table:table-cell>
          <table:table-cell table:style-name="ce155" table:formula="of:=[$授課大綱.F20]" office:value-type="string" office:string-value="*">
            <text:p>*</text:p>
          </table:table-cell>
          <table:table-cell table:style-name="ce159" table:formula="of:=[$授課大綱.G20]" office:value-type="float" office:value="0">
            <text:p>0</text:p>
          </table:table-cell>
          <table:table-cell table:style-name="ce162" table:formula="of:=[.A4]" office:value-type="string" office:string-value="網路使用能力">
            <text:p>網路使用能力</text:p>
          </table:table-cell>
          <table:table-cell table:style-name="ce163" table:formula="of:=IF([.B4]=&quot;*&quot;;[.$B20];0)" office:value-type="float" office:value="0">
            <text:p>0</text:p>
          </table:table-cell>
          <table:table-cell table:style-name="ce163" table:formula="of:=IF([.C4]=&quot;*&quot;;[.$B20];0)" office:value-type="float" office:value="80">
            <text:p>80</text:p>
          </table:table-cell>
          <table:table-cell table:style-name="ce163" table:formula="of:=IF([.D4]=&quot;*&quot;;[.$B20];0)" office:value-type="float" office:value="0">
            <text:p>0</text:p>
          </table:table-cell>
          <table:table-cell table:style-name="ce163" table:formula="of:=IF([.E4]=&quot;*&quot;;[.$B20];0)" office:value-type="float" office:value="80">
            <text:p>80</text:p>
          </table:table-cell>
          <table:table-cell table:style-name="ce163" table:formula="of:=IF([.F4]=&quot;*&quot;;[.$B20];0)" office:value-type="float" office:value="0">
            <text:p>0</text:p>
          </table:table-cell>
          <table:table-cell table:number-columns-repeated="1012"/>
        </table:table-row>
        <table:table-row table:style-name="ro45">
          <table:table-cell table:style-name="ce147" table:formula="of:=[$授課大綱.A21]" office:value-type="string" office:string-value="閱讀習慣">
            <text:p>閱讀習慣</text:p>
          </table:table-cell>
          <table:table-cell table:style-name="ce155" table:formula="of:=[$授課大綱.C21]" office:value-type="float" office:value="0">
            <text:p>0</text:p>
          </table:table-cell>
          <table:table-cell table:style-name="ce155" table:formula="of:=[$授課大綱.D21]" office:value-type="string" office:string-value=" ">
            <text:p><text:s/></text:p>
          </table:table-cell>
          <table:table-cell table:style-name="ce155" table:formula="of:=[$授課大綱.E21]" office:value-type="float" office:value="0">
            <text:p>0</text:p>
          </table:table-cell>
          <table:table-cell table:style-name="ce155" table:formula="of:=[$授課大綱.F21]" office:value-type="string" office:string-value="*">
            <text:p>*</text:p>
          </table:table-cell>
          <table:table-cell table:style-name="ce159" table:formula="of:=[$授課大綱.G21]" office:value-type="float" office:value="0">
            <text:p>0</text:p>
          </table:table-cell>
          <table:table-cell table:style-name="ce162" table:formula="of:=[.A5]" office:value-type="string" office:string-value="閱讀習慣">
            <text:p>閱讀習慣</text:p>
          </table:table-cell>
          <table:table-cell table:style-name="ce163" table:formula="of:=IF([.B5]=&quot;*&quot;;[.$B21];0)" office:value-type="float" office:value="0">
            <text:p>0</text:p>
          </table:table-cell>
          <table:table-cell table:style-name="ce163" table:formula="of:=IF([.C5]=&quot;*&quot;;[.$B21];0)" office:value-type="float" office:value="0">
            <text:p>0</text:p>
          </table:table-cell>
          <table:table-cell table:style-name="ce163" table:formula="of:=IF([.D5]=&quot;*&quot;;[.$B21];0)" office:value-type="float" office:value="0">
            <text:p>0</text:p>
          </table:table-cell>
          <table:table-cell table:style-name="ce163" table:formula="of:=IF([.E5]=&quot;*&quot;;[.$B21];0)" office:value-type="float" office:value="40">
            <text:p>40</text:p>
          </table:table-cell>
          <table:table-cell table:style-name="ce163" table:formula="of:=IF([.F5]=&quot;*&quot;;[.$B21];0)" office:value-type="float" office:value="0">
            <text:p>0</text:p>
          </table:table-cell>
          <table:table-cell table:number-columns-repeated="1012"/>
        </table:table-row>
        <table:table-row table:style-name="ro46">
          <table:table-cell table:style-name="ce147" table:formula="of:=[$授課大綱.A22]" office:value-type="string" office:string-value="中翻英能力">
            <text:p>中翻英能力</text:p>
          </table:table-cell>
          <table:table-cell table:style-name="ce155" table:formula="of:=[$授課大綱.C22]" office:value-type="float" office:value="0">
            <text:p>0</text:p>
          </table:table-cell>
          <table:table-cell table:style-name="ce155" table:formula="of:=[$授課大綱.D22]" office:value-type="string" office:string-value=" ">
            <text:p><text:s/></text:p>
          </table:table-cell>
          <table:table-cell table:style-name="ce155" table:formula="of:=[$授課大綱.E22]" office:value-type="float" office:value="0">
            <text:p>0</text:p>
          </table:table-cell>
          <table:table-cell table:style-name="ce155" table:formula="of:=[$授課大綱.F22]" office:value-type="string" office:string-value="*">
            <text:p>*</text:p>
          </table:table-cell>
          <table:table-cell table:style-name="ce159" table:formula="of:=[$授課大綱.G22]" office:value-type="float" office:value="0">
            <text:p>0</text:p>
          </table:table-cell>
          <table:table-cell table:style-name="ce162" table:formula="of:=[.A6]" office:value-type="string" office:string-value="中翻英能力">
            <text:p>中翻英能力</text:p>
          </table:table-cell>
          <table:table-cell table:style-name="ce163" table:formula="of:=IF([.B6]=&quot;*&quot;;[.$B22];0)" office:value-type="float" office:value="0">
            <text:p>0</text:p>
          </table:table-cell>
          <table:table-cell table:style-name="ce163" table:formula="of:=IF([.C6]=&quot;*&quot;;[.$B22];0)" office:value-type="float" office:value="0">
            <text:p>0</text:p>
          </table:table-cell>
          <table:table-cell table:style-name="ce163" table:formula="of:=IF([.D6]=&quot;*&quot;;[.$B22];0)" office:value-type="float" office:value="0">
            <text:p>0</text:p>
          </table:table-cell>
          <table:table-cell table:style-name="ce163" table:formula="of:=IF([.E6]=&quot;*&quot;;[.$B22];0)" office:value-type="float" office:value="40">
            <text:p>40</text:p>
          </table:table-cell>
          <table:table-cell table:style-name="ce163" table:formula="of:=IF([.F6]=&quot;*&quot;;[.$B22];0)" office:value-type="float" office:value="0">
            <text:p>0</text:p>
          </table:table-cell>
          <table:table-cell table:number-columns-repeated="1012"/>
        </table:table-row>
        <table:table-row table:style-name="ro46">
          <table:table-cell table:style-name="ce147" table:formula="of:=[$授課大綱.A23]" office:value-type="string" office:string-value="聽力">
            <text:p>聽力</text:p>
          </table:table-cell>
          <table:table-cell table:style-name="ce155" table:formula="of:=[$授課大綱.C23]" office:value-type="float" office:value="0">
            <text:p>0</text:p>
          </table:table-cell>
          <table:table-cell table:style-name="ce155" table:formula="of:=[$授課大綱.D23]" office:value-type="string" office:string-value=" ">
            <text:p><text:s/></text:p>
          </table:table-cell>
          <table:table-cell table:style-name="ce155" table:formula="of:=[$授課大綱.E23]" office:value-type="string" office:string-value=" ">
            <text:p><text:s/></text:p>
          </table:table-cell>
          <table:table-cell table:style-name="ce155" table:formula="of:=[$授課大綱.F23]" office:value-type="string" office:string-value="*">
            <text:p>*</text:p>
          </table:table-cell>
          <table:table-cell table:style-name="ce159" table:formula="of:=[$授課大綱.G23]" office:value-type="float" office:value="0">
            <text:p>0</text:p>
          </table:table-cell>
          <table:table-cell table:style-name="ce162" table:formula="of:=[.A7]" office:value-type="string" office:string-value="聽力">
            <text:p>聽力</text:p>
          </table:table-cell>
          <table:table-cell table:style-name="ce163" table:formula="of:=IF([.B7]=&quot;*&quot;;[.$B23];0)" office:value-type="float" office:value="0">
            <text:p>0</text:p>
          </table:table-cell>
          <table:table-cell table:style-name="ce163" table:formula="of:=IF([.C7]=&quot;*&quot;;[.$B23];0)" office:value-type="float" office:value="0">
            <text:p>0</text:p>
          </table:table-cell>
          <table:table-cell table:style-name="ce163" table:formula="of:=IF([.D7]=&quot;*&quot;;[.$B23];0)" office:value-type="float" office:value="0">
            <text:p>0</text:p>
          </table:table-cell>
          <table:table-cell table:style-name="ce163" table:formula="of:=IF([.E7]=&quot;*&quot;;[.$B23];0)" office:value-type="float" office:value="40">
            <text:p>40</text:p>
          </table:table-cell>
          <table:table-cell table:style-name="ce163" table:formula="of:=IF([.F7]=&quot;*&quot;;[.$B23];0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style-name="ce132" office:value-type="string">
            <text:p>及格分數</text:p>
          </table:table-cell>
          <table:table-cell table:style-name="ce156" table:formula="of:=COUNTIF([.B3:.B7];&quot;*&quot;)*[.$B$1]" office:value-type="float" office:value="0">
            <text:p>0</text:p>
          </table:table-cell>
          <table:table-cell table:style-name="ce156" table:formula="of:=COUNTIF([.C3:.C7];&quot;*&quot;)*[.$B$1]" office:value-type="float" office:value="100">
            <text:p>100</text:p>
          </table:table-cell>
          <table:table-cell table:style-name="ce156" table:formula="of:=COUNTIF([.D3:.D7];&quot;*&quot;)*[.$B$1]" office:value-type="float" office:value="0">
            <text:p>0</text:p>
          </table:table-cell>
          <table:table-cell table:style-name="ce156" table:formula="of:=COUNTIF([.E3:.E7];&quot;*&quot;)*[.$B$1]" office:value-type="float" office:value="250">
            <text:p>250</text:p>
          </table:table-cell>
          <table:table-cell table:style-name="ce160" table:formula="of:=COUNTIF([.F3:.F7];&quot;*&quot;)*[.$B$1]" office:value-type="float" office:value="0">
            <text:p>0</text:p>
          </table:table-cell>
          <table:table-cell table:style-name="ce163" office:value-type="string">
            <text:p>小計</text:p>
          </table:table-cell>
          <table:table-cell table:style-name="ce163" table:formula="of:=SUM([.H3:.H7])" office:value-type="float" office:value="0">
            <text:p>0</text:p>
          </table:table-cell>
          <table:table-cell table:style-name="ce163" table:formula="of:=SUM([.I3:.I7])" office:value-type="float" office:value="160">
            <text:p>160</text:p>
          </table:table-cell>
          <table:table-cell table:style-name="ce163" table:formula="of:=SUM([.J3:.J7])" office:value-type="float" office:value="0">
            <text:p>0</text:p>
          </table:table-cell>
          <table:table-cell table:style-name="ce163" table:formula="of:=SUM([.K3:.K7])" office:value-type="float" office:value="280">
            <text:p>280</text:p>
          </table:table-cell>
          <table:table-cell table:style-name="ce163" table:formula="of:=SUM([.L3:.L7]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style-name="ce148" table:number-columns-repeated="6"/>
          <table:table-cell table:style-name="ce163" office:value-type="string">
            <text:p>相差</text:p>
          </table:table-cell>
          <table:table-cell table:style-name="ce165" table:formula="of:=[.H8]-[.B8]" office:value-type="float" office:value="0">
            <text:p>0 </text:p>
          </table:table-cell>
          <table:table-cell table:style-name="ce165" table:formula="of:=[.I8]-[.C8]" office:value-type="float" office:value="60">
            <text:p>60 </text:p>
          </table:table-cell>
          <table:table-cell table:style-name="ce165" table:formula="of:=[.J8]-[.D8]" office:value-type="float" office:value="0">
            <text:p>0 </text:p>
          </table:table-cell>
          <table:table-cell table:style-name="ce165" table:formula="of:=[.K8]-[.E8]" office:value-type="float" office:value="30">
            <text:p>30 </text:p>
          </table:table-cell>
          <table:table-cell table:style-name="ce165" table:formula="of:=[.L8]-[.F8]" office:value-type="float" office:value="0">
            <text:p>0 </text:p>
          </table:table-cell>
          <table:table-cell table:number-columns-repeated="1012"/>
        </table:table-row>
        <table:table-row table:style-name="ro45">
          <table:table-cell table:style-name="ce149" table:number-columns-repeated="6"/>
          <table:table-cell table:style-name="ce161" office:value-type="string">
            <text:p>符合程度</text:p>
          </table:table-cell>
          <table:table-cell table:style-name="ce166" table:formula="of:=VLOOKUP([.H9];[.$H$12:.$I$16];2;TRUE())" office:value-type="string" office:string-value="部分符合">
            <text:p>部分符合</text:p>
          </table:table-cell>
          <table:table-cell table:style-name="ce166" table:formula="of:=VLOOKUP([.I9];[.$H$12:.$I$16];2;TRUE())" office:value-type="string" office:string-value="完全符合">
            <text:p>完全符合</text:p>
          </table:table-cell>
          <table:table-cell table:style-name="ce166" table:formula="of:=VLOOKUP([.J9];[.$H$12:.$I$16];2;TRUE())" office:value-type="string" office:string-value="部分符合">
            <text:p>部分符合</text:p>
          </table:table-cell>
          <table:table-cell table:style-name="ce166" table:formula="of:=VLOOKUP([.K9];[.$H$12:.$I$16];2;TRUE())" office:value-type="string" office:string-value="完全符合">
            <text:p>完全符合</text:p>
          </table:table-cell>
          <table:table-cell table:style-name="ce166" table:formula="of:=VLOOKUP([.L9];[.$H$12:.$I$16];2;TRUE())" office:value-type="string" office:string-value="部分符合">
            <text:p>部分符合</text:p>
          </table:table-cell>
          <table:table-cell table:style-name="ce169" table:number-columns-repeated="1012"/>
        </table:table-row>
        <table:table-row table:style-name="ro45">
          <table:table-cell table:style-name="ce146" table:formula="of:=[$授課大綱.A12]" office:value-type="string" office:string-value="本課程與系所培養學生核心能力關聯度">
            <text:p>本課程與系所培養學生核心能力關聯度</text:p>
          </table:table-cell>
          <table:table-cell table:style-name="ce156" table:formula="of:=[$授課大綱.C12]" office:value-type="string" office:string-value="高度關聯">
            <text:p>高度關聯</text:p>
          </table:table-cell>
          <table:table-cell table:style-name="ce156" table:formula="of:=[$授課大綱.D12]" office:value-type="string" office:string-value="中高關聯">
            <text:p>中高關聯</text:p>
          </table:table-cell>
          <table:table-cell table:style-name="ce156" table:formula="of:=[$授課大綱.E12]" office:value-type="string" office:string-value="中度關聯">
            <text:p>中度關聯</text:p>
          </table:table-cell>
          <table:table-cell table:style-name="ce156" table:formula="of:=[$授課大綱.F12]" office:value-type="string" office:string-value="中低度關聯">
            <text:p>中低度關聯</text:p>
          </table:table-cell>
          <table:table-cell table:style-name="ce156" table:formula="of:=[$授課大綱.G12]" office:value-type="string" office:string-value="低度關聯">
            <text:p>低度關聯</text:p>
          </table:table-cell>
          <table:table-cell table:style-name="ce157"/>
          <table:table-cell table:style-name="ce148"/>
          <table:table-cell table:style-name="ce167"/>
          <table:table-cell table:style-name="ce148"/>
          <table:table-cell table:style-name="ce157" table:number-columns-repeated="2"/>
          <table:table-cell table:number-columns-repeated="1012"/>
        </table:table-row>
        <table:table-row table:style-name="ro45">
          <table:table-cell table:style-name="ce150" table:formula="of:=[$授課大綱.A13]" office:value-type="string" office:string-value="管理知能於組織資源之運用能力　">
            <text:p>管理知能於組織資源之運用能力　</text:p>
          </table:table-cell>
          <table:table-cell table:style-name="ce132" table:formula="of:=[$'相關聯結-關聯度'.D3]">
            <text:p/>
          </table:table-cell>
          <table:table-cell table:style-name="ce132" table:formula="of:=[$'相關聯結-關聯度'.E3]">
            <text:p/>
          </table:table-cell>
          <table:table-cell table:style-name="ce132" table:formula="of:=[$'相關聯結-關聯度'.F3]">
            <text:p/>
          </table:table-cell>
          <table:table-cell table:style-name="ce132" table:formula="of:=[$'相關聯結-關聯度'.G3]">
            <text:p/>
          </table:table-cell>
          <table:table-cell table:style-name="ce132" table:formula="of:=[$'相關聯結-關聯度'.H3]" office:value-type="string" office:string-value="*">
            <text:p>*</text:p>
          </table:table-cell>
          <table:table-cell table:style-name="ce157"/>
          <table:table-cell table:style-name="ce154" office:value-type="float" office:value="-9000">
            <text:p>-9000</text:p>
          </table:table-cell>
          <table:table-cell table:style-name="ce168" office:value-type="string">
            <text:p>不符合</text:p>
          </table:table-cell>
          <table:table-cell table:style-name="ce132" office:value-type="float" office:value="1">
            <text:p>1</text:p>
          </table:table-cell>
          <table:table-cell table:style-name="ce157" table:number-columns-repeated="2"/>
          <table:table-cell table:number-columns-repeated="1012"/>
        </table:table-row>
        <table:table-row table:style-name="ro45">
          <table:table-cell table:style-name="ce150" table:formula="of:=[$授課大綱.A14]" office:value-type="string" office:string-value="資訊技能於資訊系統之應用能力">
            <text:p>資訊技能於資訊系統之應用能力</text:p>
          </table:table-cell>
          <table:table-cell table:style-name="ce132" table:formula="of:=[$'相關聯結-關聯度'.D4]" office:value-type="string" office:string-value="*">
            <text:p>*</text:p>
          </table:table-cell>
          <table:table-cell table:style-name="ce132" table:formula="of:=[$'相關聯結-關聯度'.E4]">
            <text:p/>
          </table:table-cell>
          <table:table-cell table:style-name="ce132" table:formula="of:=[$'相關聯結-關聯度'.F4]">
            <text:p/>
          </table:table-cell>
          <table:table-cell table:style-name="ce132" table:formula="of:=[$'相關聯結-關聯度'.G4]">
            <text:p/>
          </table:table-cell>
          <table:table-cell table:style-name="ce132" table:formula="of:=[$'相關聯結-關聯度'.H4]">
            <text:p/>
          </table:table-cell>
          <table:table-cell table:style-name="ce157"/>
          <table:table-cell table:style-name="ce154" office:value-type="float" office:value="-10">
            <text:p>-10</text:p>
          </table:table-cell>
          <table:table-cell table:style-name="ce168" office:value-type="string">
            <text:p>少部分符合</text:p>
          </table:table-cell>
          <table:table-cell table:style-name="ce132" office:value-type="float" office:value="2">
            <text:p>2</text:p>
          </table:table-cell>
          <table:table-cell table:style-name="ce157" table:number-columns-repeated="2"/>
          <table:table-cell table:number-columns-repeated="1012"/>
        </table:table-row>
        <table:table-row table:style-name="ro45">
          <table:table-cell table:style-name="ce150" table:formula="of:=[$授課大綱.A15]" office:value-type="string" office:string-value="專業倫理與團隊合作協調能力">
            <text:p>專業倫理與團隊合作協調能力</text:p>
          </table:table-cell>
          <table:table-cell table:style-name="ce132" table:formula="of:=[$'相關聯結-關聯度'.D5]">
            <text:p/>
          </table:table-cell>
          <table:table-cell table:style-name="ce132" table:formula="of:=[$'相關聯結-關聯度'.E5]">
            <text:p/>
          </table:table-cell>
          <table:table-cell table:style-name="ce132" table:formula="of:=[$'相關聯結-關聯度'.F5]">
            <text:p/>
          </table:table-cell>
          <table:table-cell table:style-name="ce132" table:formula="of:=[$'相關聯結-關聯度'.G5]">
            <text:p/>
          </table:table-cell>
          <table:table-cell table:style-name="ce132" table:formula="of:=[$'相關聯結-關聯度'.H5]" office:value-type="string" office:string-value="*">
            <text:p>*</text:p>
          </table:table-cell>
          <table:table-cell table:style-name="ce157"/>
          <table:table-cell table:style-name="ce154" office:value-type="float" office:value="0">
            <text:p>0</text:p>
          </table:table-cell>
          <table:table-cell table:style-name="ce168" office:value-type="string">
            <text:p>部分符合</text:p>
          </table:table-cell>
          <table:table-cell table:style-name="ce132" office:value-type="float" office:value="3">
            <text:p>3</text:p>
          </table:table-cell>
          <table:table-cell table:style-name="ce157" table:number-columns-repeated="2"/>
          <table:table-cell table:number-columns-repeated="1012"/>
        </table:table-row>
        <table:table-row table:style-name="ro45">
          <table:table-cell table:style-name="ce150" table:formula="of:=[$授課大綱.A16]" office:value-type="string" office:string-value="資管相關時事議題認知與自主學習能力">
            <text:p>資管相關時事議題認知與自主學習能力</text:p>
          </table:table-cell>
          <table:table-cell table:style-name="ce132" table:formula="of:=[$'相關聯結-關聯度'.D6]" office:value-type="string" office:string-value="*">
            <text:p>*</text:p>
          </table:table-cell>
          <table:table-cell table:style-name="ce132" table:formula="of:=[$'相關聯結-關聯度'.E6]">
            <text:p/>
          </table:table-cell>
          <table:table-cell table:style-name="ce132" table:formula="of:=[$'相關聯結-關聯度'.F6]">
            <text:p/>
          </table:table-cell>
          <table:table-cell table:style-name="ce132" table:formula="of:=[$'相關聯結-關聯度'.G6]">
            <text:p/>
          </table:table-cell>
          <table:table-cell table:style-name="ce132" table:formula="of:=[$'相關聯結-關聯度'.H6]">
            <text:p/>
          </table:table-cell>
          <table:table-cell table:style-name="ce157"/>
          <table:table-cell table:style-name="ce154" office:value-type="float" office:value="10">
            <text:p>10</text:p>
          </table:table-cell>
          <table:table-cell table:style-name="ce168" office:value-type="string">
            <text:p>大部分符合</text:p>
          </table:table-cell>
          <table:table-cell table:style-name="ce132" office:value-type="float" office:value="4">
            <text:p>4</text:p>
          </table:table-cell>
          <table:table-cell table:style-name="ce157" table:number-columns-repeated="2"/>
          <table:table-cell table:number-columns-repeated="1012"/>
        </table:table-row>
        <table:table-row table:style-name="ro47">
          <table:table-cell table:style-name="ce150" table:formula="of:=[$授課大綱.A17]" office:value-type="float" office:value="0">
            <text:p>0</text:p>
          </table:table-cell>
          <table:table-cell table:style-name="ce132" table:formula="of:=[$'相關聯結-關聯度'.D7]">
            <text:p/>
          </table:table-cell>
          <table:table-cell table:style-name="ce132" table:formula="of:=[$'相關聯結-關聯度'.E7]">
            <text:p/>
          </table:table-cell>
          <table:table-cell table:style-name="ce132" table:formula="of:=[$'相關聯結-關聯度'.F7]">
            <text:p/>
          </table:table-cell>
          <table:table-cell table:style-name="ce132" table:formula="of:=[$'相關聯結-關聯度'.G7]">
            <text:p/>
          </table:table-cell>
          <table:table-cell table:style-name="ce132" table:formula="of:=[$'相關聯結-關聯度'.H7]" office:value-type="string" office:string-value="*">
            <text:p>*</text:p>
          </table:table-cell>
          <table:table-cell table:style-name="ce157"/>
          <table:table-cell table:style-name="ce154" office:value-type="float" office:value="20">
            <text:p>20</text:p>
          </table:table-cell>
          <table:table-cell table:style-name="ce168" office:value-type="string">
            <text:p>完全符合</text:p>
          </table:table-cell>
          <table:table-cell table:style-name="ce132" office:value-type="float" office:value="5">
            <text:p>5</text:p>
          </table:table-cell>
          <table:table-cell table:style-name="ce157" table:number-columns-repeated="2"/>
          <table:table-cell table:number-columns-repeated="1012"/>
        </table:table-row>
        <table:table-row table:style-name="ro43">
          <table:table-cell table:number-columns-repeated="1024"/>
        </table:table-row>
        <table:table-row table:style-name="ro43">
          <table:table-cell table:style-name="ce152" table:formula="of:=[$評量結果.A6]" office:value-type="string" office:string-value="得分數">
            <text:p>得分數</text:p>
          </table:table-cell>
          <table:table-cell table:style-name="ce112" table:formula="of:=[$評量結果.C6]" office:value-type="string" office:string-value="是">
            <text:p>是</text:p>
          </table:table-cell>
          <table:table-cell table:style-name="ce112" table:formula="of:=[$評量結果.D6]" office:value-type="string" office:string-value="否">
            <text:p>否</text:p>
          </table:table-cell>
          <table:table-cell table:style-name="ce112" table:formula="of:=[$評量結果.E6]" office:value-type="string" office:string-value="不知道">
            <text:p>不知道</text:p>
          </table:table-cell>
          <table:table-cell table:number-columns-repeated="1020"/>
        </table:table-row>
        <table:table-row table:style-name="ro43">
          <table:table-cell table:style-name="ce153" table:formula="of:=[$評量結果.A7]" office:value-type="string" office:string-value="英文閱讀能力">
            <text:p>英文閱讀能力</text:p>
          </table:table-cell>
          <table:table-cell table:style-name="ce112" table:formula="of:=[$評量結果.C7]" office:value-type="float" office:value="80">
            <text:p>80</text:p>
          </table:table-cell>
          <table:table-cell table:style-name="ce112" table:formula="of:=[$評量結果.D7]" office:value-type="float" office:value="10">
            <text:p>10</text:p>
          </table:table-cell>
          <table:table-cell table:style-name="ce112" table:formula="of:=[$評量結果.E7]" office:value-type="float" office:value="10">
            <text:p>10</text:p>
          </table:table-cell>
          <table:table-cell table:number-columns-repeated="1020"/>
        </table:table-row>
        <table:table-row table:style-name="ro43">
          <table:table-cell table:style-name="ce153" table:formula="of:=[$評量結果.A8]" office:value-type="string" office:string-value="網路使用能力">
            <text:p>網路使用能力</text:p>
          </table:table-cell>
          <table:table-cell table:style-name="ce112" table:formula="of:=[$評量結果.C8]" office:value-type="float" office:value="80">
            <text:p>80</text:p>
          </table:table-cell>
          <table:table-cell table:style-name="ce112" table:formula="of:=[$評量結果.D8]" office:value-type="float" office:value="10">
            <text:p>10</text:p>
          </table:table-cell>
          <table:table-cell table:style-name="ce112" table:formula="of:=[$評量結果.E8]" office:value-type="float" office:value="10">
            <text:p>10</text:p>
          </table:table-cell>
          <table:table-cell table:number-columns-repeated="1020"/>
        </table:table-row>
        <table:table-row table:style-name="ro43">
          <table:table-cell table:style-name="ce153" table:formula="of:=[$評量結果.A9]" office:value-type="string" office:string-value="閱讀習慣">
            <text:p>閱讀習慣</text:p>
          </table:table-cell>
          <table:table-cell table:style-name="ce112" table:formula="of:=[$評量結果.C9]" office:value-type="float" office:value="40">
            <text:p>40</text:p>
          </table:table-cell>
          <table:table-cell table:style-name="ce112" table:formula="of:=[$評量結果.D9]" office:value-type="float" office:value="35">
            <text:p>35</text:p>
          </table:table-cell>
          <table:table-cell table:style-name="ce112" table:formula="of:=[$評量結果.E9]" office:value-type="float" office:value="25">
            <text:p>25</text:p>
          </table:table-cell>
          <table:table-cell table:number-columns-repeated="1020"/>
        </table:table-row>
        <table:table-row table:style-name="ro45">
          <table:table-cell table:style-name="ce153" table:formula="of:=[$評量結果.A10]" office:value-type="string" office:string-value="中翻英能力">
            <text:p>中翻英能力</text:p>
          </table:table-cell>
          <table:table-cell table:style-name="ce112" table:formula="of:=[$評量結果.C10]" office:value-type="float" office:value="40">
            <text:p>40</text:p>
          </table:table-cell>
          <table:table-cell table:style-name="ce112" table:formula="of:=[$評量結果.D10]" office:value-type="float" office:value="35">
            <text:p>35</text:p>
          </table:table-cell>
          <table:table-cell table:style-name="ce112" table:formula="of:=[$評量結果.E10]" office:value-type="float" office:value="25">
            <text:p>25</text:p>
          </table:table-cell>
          <table:table-cell table:number-columns-repeated="1020"/>
        </table:table-row>
        <table:table-row table:style-name="ro45">
          <table:table-cell table:style-name="ce153" table:formula="of:=[$評量結果.A11]" office:value-type="string" office:string-value="聽力">
            <text:p>聽力</text:p>
          </table:table-cell>
          <table:table-cell table:style-name="ce112" table:formula="of:=[$評量結果.C11]" office:value-type="float" office:value="40">
            <text:p>40</text:p>
          </table:table-cell>
          <table:table-cell table:style-name="ce112" table:formula="of:=[$評量結果.D11]" office:value-type="float" office:value="35">
            <text:p>35</text:p>
          </table:table-cell>
          <table:table-cell table:style-name="ce112" table:formula="of:=[$評量結果.E11]" office:value-type="float" office:value="25">
            <text:p>25</text:p>
          </table:table-cell>
          <table:table-cell table:number-columns-repeated="1020"/>
        </table:table-row>
        <table:table-row table:style-name="ro43" table:number-rows-repeated="1048552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開課級別" table:style-name="ta7">
        <office:forms form:automatic-focus="false" form:apply-design-mode="false"/>
        <table:table-column table:style-name="co35" table:default-cell-style-name="ce134"/>
        <table:table-column table:style-name="co36" table:number-columns-repeated="2" table:default-cell-style-name="ce138"/>
        <table:table-column table:style-name="co1" table:number-columns-repeated="1021" table:default-cell-style-name="Default"/>
        <table:table-row table:style-name="ro3">
          <table:table-cell table:style-name="ce133" office:value-type="string">
            <text:p>系所名稱</text:p>
          </table:table-cell>
          <table:table-cell table:style-name="ce135" office:value-type="string">
            <text:p>課程名稱</text:p>
          </table:table-cell>
          <table:table-cell table:style-name="ce139"/>
          <table:table-cell office:value-type="string">
            <text:p>開課級別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管理學 </text:p>
          </table:table-cell>
          <table:table-cell table:style-name="ce140" table:formula="of:=TRIM([.B2])" office:value-type="string" office:string-value="管理學">
            <text:p>管理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管理數學 </text:p>
          </table:table-cell>
          <table:table-cell table:style-name="ce140" table:formula="of:=TRIM([.B3])" office:value-type="string" office:string-value="管理數學">
            <text:p>管理數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資料庫管理系統 </text:p>
          </table:table-cell>
          <table:table-cell table:style-name="ce140" table:formula="of:=TRIM([.B4])" office:value-type="string" office:string-value="資料庫管理系統">
            <text:p>資料庫管理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經濟學 </text:p>
          </table:table-cell>
          <table:table-cell table:style-name="ce140" table:formula="of:=TRIM([.B5])" office:value-type="string" office:string-value="經濟學">
            <text:p>經濟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創意資訊管理 </text:p>
          </table:table-cell>
          <table:table-cell table:style-name="ce140" table:formula="of:=TRIM([.B6])" office:value-type="string" office:string-value="創意資訊管理">
            <text:p>創意資訊管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物件導向分析與設計 </text:p>
          </table:table-cell>
          <table:table-cell table:style-name="ce140" table:formula="of:=TRIM([.B7])" office:value-type="string" office:string-value="物件導向分析與設計">
            <text:p>物件導向分析與設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進階程式設計 </text:p>
          </table:table-cell>
          <table:table-cell table:style-name="ce140" table:formula="of:=TRIM([.B8])" office:value-type="string" office:string-value="進階程式設計">
            <text:p>進階程式設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資訊倫理 </text:p>
          </table:table-cell>
          <table:table-cell table:style-name="ce140" table:formula="of:=TRIM([.B9])" office:value-type="string" office:string-value="資訊倫理">
            <text:p>資訊倫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科技英文 </text:p>
          </table:table-cell>
          <table:table-cell table:style-name="ce140" table:formula="of:=TRIM([.B10])" office:value-type="string" office:string-value="科技英文">
            <text:p>科技英文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電腦網路概論 </text:p>
          </table:table-cell>
          <table:table-cell table:style-name="ce140" table:formula="of:=TRIM([.B11])" office:value-type="string" office:string-value="電腦網路概論">
            <text:p>電腦網路概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行銷管理 </text:p>
          </table:table-cell>
          <table:table-cell table:style-name="ce140" table:formula="of:=TRIM([.B12])" office:value-type="string" office:string-value="行銷管理">
            <text:p>行銷管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視窗程式設計 </text:p>
          </table:table-cell>
          <table:table-cell table:style-name="ce140" table:formula="of:=TRIM([.B13])" office:value-type="string" office:string-value="視窗程式設計">
            <text:p>視窗程式設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作業研究概論 </text:p>
          </table:table-cell>
          <table:table-cell table:style-name="ce140" table:formula="of:=TRIM([.B14])" office:value-type="string" office:string-value="作業研究概論">
            <text:p>作業研究概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決策支援系統 </text:p>
          </table:table-cell>
          <table:table-cell table:style-name="ce140" table:formula="of:=TRIM([.B15])" office:value-type="string" office:string-value="決策支援系統">
            <text:p>決策支援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電子商務概論 </text:p>
          </table:table-cell>
          <table:table-cell table:style-name="ce140" table:formula="of:=TRIM([.B16])" office:value-type="string" office:string-value="電子商務概論">
            <text:p>電子商務概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電腦動畫 </text:p>
          </table:table-cell>
          <table:table-cell table:style-name="ce140" table:formula="of:=TRIM([.B17])" office:value-type="string" office:string-value="電腦動畫">
            <text:p>電腦動畫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人力資源管理 </text:p>
          </table:table-cell>
          <table:table-cell table:style-name="ce140" table:formula="of:=TRIM([.B18])" office:value-type="string" office:string-value="人力資源管理">
            <text:p>人力資源管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管理會計 </text:p>
          </table:table-cell>
          <table:table-cell table:style-name="ce140" table:formula="of:=TRIM([.B19])" office:value-type="string" office:string-value="管理會計">
            <text:p>管理會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財務資訊系統 </text:p>
          </table:table-cell>
          <table:table-cell table:style-name="ce140" table:formula="of:=TRIM([.B20])" office:value-type="string" office:string-value="財務資訊系統">
            <text:p>財務資訊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行動商務與系統開發 </text:p>
          </table:table-cell>
          <table:table-cell table:style-name="ce140" table:formula="of:=TRIM([.B21])" office:value-type="string" office:string-value="行動商務與系統開發">
            <text:p>行動商務與系統開發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網路工程實務 </text:p>
          </table:table-cell>
          <table:table-cell table:style-name="ce140" table:formula="of:=TRIM([.B22])" office:value-type="string" office:string-value="網路工程實務">
            <text:p>網路工程實務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資訊倫理講座 </text:p>
          </table:table-cell>
          <table:table-cell table:style-name="ce140" table:formula="of:=TRIM([.B23])" office:value-type="string" office:string-value="資訊倫理講座">
            <text:p>資訊倫理講座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FRID資訊系統 </text:p>
          </table:table-cell>
          <table:table-cell table:style-name="ce140" table:formula="of:=TRIM([.B24])" office:value-type="string" office:string-value="FRID資訊系統">
            <text:p>FRID資訊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作業資訊系統 </text:p>
          </table:table-cell>
          <table:table-cell table:style-name="ce140" table:formula="of:=TRIM([.B25])" office:value-type="string" office:string-value="作業資訊系統">
            <text:p>作業資訊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自由軟體與自由文化 </text:p>
          </table:table-cell>
          <table:table-cell table:style-name="ce140" table:formula="of:=TRIM([.B26])" office:value-type="string" office:string-value="自由軟體與自由文化">
            <text:p>自由軟體與自由文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自由軟體桌面系統 </text:p>
          </table:table-cell>
          <table:table-cell table:style-name="ce140" table:formula="of:=TRIM([.B27])" office:value-type="string" office:string-value="自由軟體桌面系統">
            <text:p>自由軟體桌面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網際系統開發 </text:p>
          </table:table-cell>
          <table:table-cell table:style-name="ce140" table:formula="of:=TRIM([.B28])" office:value-type="string" office:string-value="網際系統開發">
            <text:p>網際系統開發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應用統計學 </text:p>
          </table:table-cell>
          <table:table-cell table:style-name="ce140" table:formula="of:=TRIM([.B29])" office:value-type="string" office:string-value="應用統計學">
            <text:p>應用統計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尖端資訊科技 </text:p>
          </table:table-cell>
          <table:table-cell table:style-name="ce140" table:formula="of:=TRIM([.B30])" office:value-type="string" office:string-value="尖端資訊科技">
            <text:p>尖端資訊科技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數位視訊處理 </text:p>
          </table:table-cell>
          <table:table-cell table:style-name="ce140" table:formula="of:=TRIM([.B31])" office:value-type="string" office:string-value="數位視訊處理">
            <text:p>數位視訊處理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管理資訊系統 </text:p>
          </table:table-cell>
          <table:table-cell table:style-name="ce140" table:formula="of:=TRIM([.B32])" office:value-type="string" office:string-value="管理資訊系統">
            <text:p>管理資訊系統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類神經網路 </text:p>
          </table:table-cell>
          <table:table-cell table:style-name="ce140" table:formula="of:=TRIM([.B33])" office:value-type="string" office:string-value="類神經網路">
            <text:p>類神經網路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準則決策 </text:p>
          </table:table-cell>
          <table:table-cell table:style-name="ce140" table:formula="of:=TRIM([.B34])" office:value-type="string" office:string-value="多準則決策">
            <text:p>多準則決策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變量分析 </text:p>
          </table:table-cell>
          <table:table-cell table:style-name="ce140" table:formula="of:=TRIM([.B35])" office:value-type="string" office:string-value="多變量分析">
            <text:p>多變量分析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知識工程 </text:p>
          </table:table-cell>
          <table:table-cell table:style-name="ce140" table:formula="of:=TRIM([.B36])" office:value-type="string" office:string-value="知識工程">
            <text:p>知識工程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資訊科技管理 </text:p>
          </table:table-cell>
          <table:table-cell table:style-name="ce140" table:formula="of:=TRIM([.B37])" office:value-type="string" office:string-value="資訊科技管理">
            <text:p>資訊科技管理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媒體資料庫 </text:p>
          </table:table-cell>
          <table:table-cell table:style-name="ce140" table:formula="of:=TRIM([.B38])" office:value-type="string" office:string-value="多媒體資料庫">
            <text:p>多媒體資料庫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媒體壓縮技術 </text:p>
          </table:table-cell>
          <table:table-cell table:style-name="ce140" table:formula="of:=TRIM([.B39])" office:value-type="string" office:string-value="多媒體壓縮技術">
            <text:p>多媒體壓縮技術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行動通訊</text:p>
          </table:table-cell>
          <table:table-cell table:style-name="ce140" table:formula="of:=TRIM([.B40])" office:value-type="string" office:string-value="行動通訊">
            <text:p>行動通訊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資訊安全管理 </text:p>
          </table:table-cell>
          <table:table-cell table:style-name="ce140" table:formula="of:=TRIM([.B41])" office:value-type="string" office:string-value="資訊安全管理">
            <text:p>資訊安全管理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軟體品質管理 </text:p>
          </table:table-cell>
          <table:table-cell table:style-name="ce140" table:formula="of:=TRIM([.B42])" office:value-type="string" office:string-value="軟體品質管理">
            <text:p>軟體品質管理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管理心理學 </text:p>
          </table:table-cell>
          <table:table-cell table:style-name="ce140" table:formula="of:=TRIM([.B43])" office:value-type="string" office:string-value="管理心理學">
            <text:p>管理心理學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資訊融入教學設計 </text:p>
          </table:table-cell>
          <table:table-cell table:style-name="ce140" table:formula="of:=TRIM([.B44])" office:value-type="string" office:string-value="資訊融入教學設計">
            <text:p>資訊融入教學設計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數位學習系統 </text:p>
          </table:table-cell>
          <table:table-cell table:style-name="ce140" table:formula="of:=TRIM([.B45])" office:value-type="string" office:string-value="數位學習系統">
            <text:p>數位學習系統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27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核心能力" table:style-name="ta8">
        <table:table-column table:style-name="co37" table:default-cell-style-name="ce143"/>
        <table:table-column table:style-name="co38" table:number-columns-repeated="2" table:default-cell-style-name="ce143"/>
        <table:table-column table:style-name="co39" table:default-cell-style-name="ce143"/>
        <table:table-column table:style-name="co40" table:default-cell-style-name="ce143"/>
        <table:table-column table:style-name="co11" table:number-columns-repeated="252" table:default-cell-style-name="ce143"/>
        <table:table-column table:style-name="co11" table:number-columns-repeated="767" table:default-cell-style-name="Default"/>
        <table:table-row table:style-name="ro3">
          <table:table-cell table:style-name="ce142"/>
          <table:table-cell table:style-name="ce142" office:value-type="string">
            <text:p>核心能力</text:p>
          </table:table-cell>
          <table:table-cell table:style-name="ce142" table:number-columns-repeated="3"/>
          <table:table-cell table:number-columns-repeated="1019"/>
        </table:table-row>
        <table:table-row table:style-name="ro3">
          <table:table-cell table:style-name="ce142" office:value-type="string">
            <text:p>級別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142" office:value-type="string">
            <text:p>大學部</text:p>
          </table:table-cell>
          <table:table-cell table:style-name="ce144" office:value-type="string">
            <text:p>管理知能於組織資源之運用能力　</text:p>
          </table:table-cell>
          <table:table-cell table:style-name="ce144" office:value-type="string">
            <text:p>資訊技能於資訊系統之應用能力</text:p>
          </table:table-cell>
          <table:table-cell table:style-name="ce144" office:value-type="string">
            <text:p>專業倫理與團隊合作協調能力</text:p>
          </table:table-cell>
          <table:table-cell table:style-name="ce145" office:value-type="string">
            <text:p>資管相關時事議題認知與自主學習能力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碩士班</text:p>
          </table:table-cell>
          <table:table-cell table:style-name="ce144" office:value-type="string">
            <text:p>管理知能於組織資源之運用能力</text:p>
          </table:table-cell>
          <table:table-cell table:style-name="ce144" office:value-type="string">
            <text:p>資訊技能於資訊系統之應用能力</text:p>
          </table:table-cell>
          <table:table-cell table:style-name="ce144" office:value-type="string">
            <text:p>創新思考與研究能力</text:p>
          </table:table-cell>
          <table:table-cell table:style-name="ce144" office:value-type="string">
            <text:p>資管相關時事議題認知、自主學習與解決問題能力</text:p>
          </table:table-cell>
          <table:table-cell table:number-columns-repeated="1019"/>
        </table:table-row>
        <table:table-row table:style-name="ro3">
          <table:table-cell table:style-name="ce142" office:value-type="string">
            <text:p>博士班 </text:p>
          </table:table-cell>
          <table:table-cell table:style-name="ce144" office:value-type="string">
            <text:p>資訊資源整合與策略應用之能力</text:p>
          </table:table-cell>
          <table:table-cell table:style-name="ce144" office:value-type="string">
            <text:p>組織溝通與資訊領導之能力</text:p>
          </table:table-cell>
          <table:table-cell table:style-name="ce144" office:value-type="string">
            <text:p>獨立思考、分析與解決問題之研究能力</text:p>
          </table:table-cell>
          <table:table-cell table:style-name="ce144" office:value-type="string">
            <text:p>國際視野與終身學習之能力</text:p>
          </table:table-cell>
          <table:table-cell table:number-columns-repeated="1019"/>
        </table:table-row>
        <table:table-row table:style-name="ro27" table:number-rows-repeated="1048570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UMing HK" style:language-asian="zh" style:country-asian="TW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Kai CN'" style:font-family-generic-asian="system" style:font-pitch-asian="variable" style:font-size-asian="24pt" style:language-asian="zh" style:country-asian="TW" style:font-family-complex="'AR PL UKai CN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0" number:min-integer-digits="1"/>
      <number:text> </number:text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Free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填表需知" style:display-name="PageStyle_填表需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授課大綱" style:display-name="PageStyle_授課大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問卷" style:display-name="PageStyle_問卷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評量結果" style:display-name="PageStyle_評量結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相關聯結-關聯度" style:display-name="PageStyle_相關聯結-關聯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相關聯結_2500_符合度" style:display-name="PageStyle_相關聯結─符合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開課級別" style:display-name="PageStyle_開課級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核心能力" style:display-name="PageStyle_核心能力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748</meta:initial-creator>
    <meta:creation-date>2011-03-03T12:57:04</meta:creation-date>
    <dc:date>2013-04-13T20:34:44</dc:date>
    <meta:print-date>2011-03-08T15:41:07</meta:print-date>
    <meta:editing-cycles>2</meta:editing-cycles>
    <meta:editing-duration>PT43M13S</meta:editing-duration>
    <meta:generator>LibreOffice/3.5$Linux_x86 LibreOffice_project/350m1$Build-2</meta:generator>
    <meta:document-statistic meta:table-count="8" meta:cell-count="10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0" chart:tick-mark-position="at-axis"/>
      <style:text-properties fo:color="#000000" fo:font-family="新細明體" fo:font-size="9.5pt" style:font-family-asian="新細明體" style:font-size-asian="9.5pt" style:font-size-complex="9.5pt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1" chart:tick-mark-position="at-axis"/>
      <style:text-properties fo:color="#000000" fo:font-family="新細明體" fo:font-size="9.5pt" style:font-family-asian="新細明體" style:font-size-asian="9.5pt" style:font-size-complex="9.5pt"/>
    </style:style>
    <style:style style:name="ch5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9.188cm" svg:height="7.012cm" xlink:href=".." xlink:type="simple" chart:class="chart:filled-radar" chart:style-name="ch1">
        <chart:plot-area chart:style-name="ch2" table:cell-range-address="評量結果.A7:評量結果.A11 評量結果.C7:評量結果.C11" chart:data-source-has-labels="column" svg:x="2.827cm" svg:y="2.6cm" svg:width="4.826cm" svg:height="1.965cm">
          <chartooo:coordinate-region svg:x="4.349cm" svg:y="3.051cm" svg:width="1.193cm" svg:height="1.193cm"/>
          <chart:axis chart:dimension="x" chart:name="primary-x" chart:style-name="ch3" chartooo:axis-type="auto">
            <chartooo:date-scale/>
            <chart:categories table:cell-range-address="評量結果.A7:評量結果.A11"/>
          </chart:axis>
          <chart:axis chart:dimension="y" chart:name="primary-y" chart:style-name="ch4">
            <chart:grid chart:class="major"/>
          </chart:axis>
          <chart:series chart:style-name="ch5" chart:values-cell-range-address="評量結果.C7:評量結果.C11" chart:class="chart:filled-radar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英文閱讀能力</text:p>
                <draw:g>
                  <svg:desc>評量結果.A7:評量結果.A11</svg:desc>
                </draw:g>
              </table:table-cell>
              <table:table-cell office:value-type="float" office:value="80">
                <text:p>80</text:p>
                <draw:g>
                  <svg:desc>評量結果.C7:評量結果.C11</svg:desc>
                </draw:g>
              </table:table-cell>
            </table:table-row>
            <table:table-row>
              <table:table-cell office:value-type="string">
                <text:p>網路使用能力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閱讀習慣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中翻英能力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聽力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